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25cm" fo:min-width="26cm"/>
    </style:style>
    <style:style style:name="gr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77cm" fo:min-width="0.83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6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9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objectwithoutfill">
      <style:graphic-properties draw:fill="none" draw:textarea-vertical-align="middle"/>
    </style:style>
    <style:style style:name="gr246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3" style:family="paragraph">
      <loext:graphic-properties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secondary-fill-color="#cfe7e5" draw:fill-gradient-name="Dark_20_Grey_20_Linear_20_T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 draw:fill-color="#ffffff"/>
      <style:text-properties fo:color="#ffffff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5cm" svg:height="4.5cm" svg:x="1.5cm" svg:y="4.5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2" draw:text-style-name="P2" draw:layer="layout" svg:width="2.016cm" svg:height="1.107cm" svg:x="6.877cm" svg:y="17.36cm" svg:viewBox="0 0 2017 1108" svg:d="M2 1108c167 0 2015-689 2015-899 0-209-260-209-428-209 0 90-1648 449-1587 1108z">
                <text:p/>
              </draw:path>
              <draw:g>
                <draw:polygon draw:style-name="gr3" draw:text-style-name="P3" draw:layer="layout" svg:width="2.137cm" svg:height="1.645cm" svg:x="4.618cm" svg:y="16.761cm" svg:viewBox="0 0 2138 1646" draw:points="0,599 0,0 2138,1048 2138,1646">
                  <text:p/>
                </draw:polygon>
                <draw:polygon draw:style-name="gr4" draw:text-style-name="P4" draw:layer="layout" svg:width="1.831cm" svg:height="1.496cm" svg:x="6.756cm" svg:y="16.911cm" svg:viewBox="0 0 1832 1497" draw:points="0,1497 0,898 1832,0 1832,599">
                  <text:p/>
                </draw:polygon>
                <draw:polygon draw:style-name="gr5" draw:text-style-name="P5" draw:layer="layout" svg:width="3.969cm" svg:height="1.945cm" svg:x="4.618cm" svg:y="15.863cm" svg:viewBox="0 0 3970 1946" draw:points="2138,1946 0,898 1832,0 3970,1048">
                  <text:p/>
                </draw:polygon>
                <draw:line draw:style-name="gr6" draw:text-style-name="P6" draw:layer="layout" svg:x1="5.351cm" svg:y1="17.24cm" svg:x2="5.351cm" svg:y2="17.599cm">
                  <text:p/>
                </draw:line>
                <draw:line draw:style-name="gr7" draw:text-style-name="P6" draw:layer="layout" svg:x1="6.695cm" svg:y1="18.007cm" svg:x2="5.718cm" svg:y2="17.528cm">
                  <text:p/>
                </draw:line>
                <draw:line draw:style-name="gr8" draw:text-style-name="P6" draw:layer="layout" svg:x1="5.712cm" svg:y1="17.42cm" svg:x2="5.712cm" svg:y2="17.54cm">
                  <text:p/>
                </draw:line>
                <draw:line draw:style-name="gr9" draw:text-style-name="P6" draw:layer="layout" svg:x1="6.69cm" svg:y1="17.899cm" svg:x2="6.69cm" svg:y2="18.019cm">
                  <text:p/>
                </draw:line>
                <draw:line draw:style-name="gr10" draw:text-style-name="P6" draw:layer="layout" svg:x1="6.689cm" svg:y1="17.899cm" svg:x2="5.712cm" svg:y2="17.42cm">
                  <text:p/>
                </draw:line>
                <draw:polygon draw:style-name="gr11" draw:text-style-name="P7" draw:layer="layout" svg:width="0.121cm" svg:height="0.179cm" svg:x="5.474cm" svg:y="17.3cm" svg:viewBox="0 0 122 180" draw:points="0,120 0,0 122,60 122,180">
                  <text:p/>
                </draw:polygon>
                <draw:line draw:style-name="gr12" draw:text-style-name="P6" draw:layer="layout" svg:x1="5.229cm" svg:y1="17.18cm" svg:x2="5.229cm" svg:y2="17.539cm">
                  <text:p/>
                </draw:line>
                <draw:line draw:style-name="gr13" draw:text-style-name="P6" draw:layer="layout" svg:x1="5.107cm" svg:y1="17.12cm" svg:x2="5.107cm" svg:y2="17.479cm">
                  <text:p/>
                </draw:line>
                <draw:line draw:style-name="gr14" draw:text-style-name="P6" draw:layer="layout" svg:x1="4.985cm" svg:y1="17.06cm" svg:x2="4.985cm" svg:y2="17.419cm">
                  <text:p/>
                </draw:line>
                <draw:line draw:style-name="gr15" draw:text-style-name="P6" draw:layer="layout" svg:x1="4.863cm" svg:y1="17cm" svg:x2="4.863cm" svg:y2="17.359cm">
                  <text:p/>
                </draw:line>
                <draw:line draw:style-name="gr16" draw:text-style-name="P6" draw:layer="layout" svg:x1="4.74cm" svg:y1="16.94cm" svg:x2="4.74cm" svg:y2="17.299cm">
                  <text:p/>
                </draw:line>
                <draw:polygon draw:style-name="gr17" draw:text-style-name="P3" draw:layer="layout" svg:width="0.121cm" svg:height="0.658cm" svg:x="4.496cm" svg:y="16.701cm" svg:viewBox="0 0 122 659" draw:points="0,599 0,0 122,60 122,659">
                  <text:p/>
                </draw:polygon>
                <draw:polygon draw:style-name="gr18" draw:text-style-name="P3" draw:layer="layout" svg:width="0.121cm" svg:height="0.658cm" svg:x="6.756cm" svg:y="17.809cm" svg:viewBox="0 0 122 659" draw:points="0,599 0,0 122,60 122,659">
                  <text:p/>
                </draw:polygon>
                <draw:polygon draw:style-name="gr19" draw:text-style-name="P8" draw:layer="layout" svg:width="4.091cm" svg:height="2.603cm" svg:x="4.496cm" svg:y="15.863cm" svg:viewBox="0 0 4092 2604" draw:points="0,1437 0,838 122,898 1954,0 4092,1048 4092,1646 2382,2485 2382,2604">
                  <text:p/>
                </draw:polygon>
              </draw:g>
            </draw:g>
            <draw:g>
              <draw:g>
                <draw:polygon draw:style-name="gr20" draw:text-style-name="P9" draw:layer="layout" svg:width="0.199cm" svg:height="0.294cm" svg:x="7.775cm" svg:y="17.584cm" svg:viewBox="0 0 200 295" draw:points="0,295 0,98 200,0 200,196">
                  <text:p/>
                </draw:polygon>
                <draw:polygon draw:style-name="gr21" draw:text-style-name="P10" draw:layer="layout" svg:width="0.199cm" svg:height="0.294cm" svg:x="7.575cm" svg:y="17.584cm" svg:viewBox="0 0 200 295" draw:points="0,196 0,0 200,98 200,295">
                  <text:p/>
                </draw:polygon>
                <draw:polygon draw:style-name="gr22" draw:text-style-name="P11" draw:layer="layout" svg:width="0.4cm" svg:height="0.195cm" svg:x="7.575cm" svg:y="17.485cm" svg:viewBox="0 0 401 196" draw:points="200,196 0,98 200,0 401,98">
                  <text:p/>
                </draw:polygon>
              </draw:g>
              <draw:g>
                <draw:polygon draw:style-name="gr23" draw:text-style-name="P9" draw:layer="layout" svg:width="0.199cm" svg:height="0.294cm" svg:x="7.474cm" svg:y="18.026cm" svg:viewBox="0 0 200 295" draw:points="0,295 0,98 200,0 200,196">
                  <text:p/>
                </draw:polygon>
                <draw:polygon draw:style-name="gr24" draw:text-style-name="P10" draw:layer="layout" svg:width="0.199cm" svg:height="0.294cm" svg:x="7.274cm" svg:y="18.026cm" svg:viewBox="0 0 200 295" draw:points="0,196 0,0 200,98 200,295">
                  <text:p/>
                </draw:polygon>
                <draw:polygon draw:style-name="gr25" draw:text-style-name="P11" draw:layer="layout" svg:width="0.4cm" svg:height="0.195cm" svg:x="7.274cm" svg:y="17.928cm" svg:viewBox="0 0 401 196" draw:points="200,196 0,98 200,0 401,98">
                  <text:p/>
                </draw:polygon>
              </draw:g>
              <draw:g>
                <draw:polygon draw:style-name="gr26" draw:text-style-name="P9" draw:layer="layout" svg:width="0.199cm" svg:height="0.294cm" svg:x="8.076cm" svg:y="18.026cm" svg:viewBox="0 0 200 295" draw:points="0,295 0,98 200,0 200,196">
                  <text:p/>
                </draw:polygon>
                <draw:polygon draw:style-name="gr27" draw:text-style-name="P10" draw:layer="layout" svg:width="0.199cm" svg:height="0.294cm" svg:x="7.876cm" svg:y="18.026cm" svg:viewBox="0 0 200 295" draw:points="0,196 0,0 200,98 200,295">
                  <text:p/>
                </draw:polygon>
                <draw:polygon draw:style-name="gr28" draw:text-style-name="P11" draw:layer="layout" svg:width="0.4cm" svg:height="0.195cm" svg:x="7.876cm" svg:y="17.928cm" svg:viewBox="0 0 401 196" draw:points="200,196 0,98 200,0 401,98">
                  <text:p/>
                </draw:polygon>
              </draw:g>
              <draw:g>
                <draw:polygon draw:style-name="gr29" draw:text-style-name="P9" draw:layer="layout" svg:width="0.199cm" svg:height="0.294cm" svg:x="7.775cm" svg:y="18.173cm" svg:viewBox="0 0 200 295" draw:points="0,295 0,98 200,0 200,196">
                  <text:p/>
                </draw:polygon>
                <draw:polygon draw:style-name="gr30" draw:text-style-name="P10" draw:layer="layout" svg:width="0.199cm" svg:height="0.294cm" svg:x="7.575cm" svg:y="18.173cm" svg:viewBox="0 0 200 295" draw:points="0,196 0,0 200,98 200,295">
                  <text:p/>
                </draw:polygon>
                <draw:polygon draw:style-name="gr31" draw:text-style-name="P11" draw:layer="layout" svg:width="0.4cm" svg:height="0.195cm" svg:x="7.575cm" svg:y="18.075cm" svg:viewBox="0 0 401 196" draw:points="200,196 0,98 200,0 401,98">
                  <text:p/>
                </draw:polygon>
              </draw:g>
              <draw:g>
                <draw:polygon draw:style-name="gr32" draw:text-style-name="P9" draw:layer="layout" svg:width="0.199cm" svg:height="0.294cm" svg:x="8.076cm" svg:y="17.731cm" svg:viewBox="0 0 200 295" draw:points="0,295 0,98 200,0 200,196">
                  <text:p/>
                </draw:polygon>
                <draw:polygon draw:style-name="gr33" draw:text-style-name="P10" draw:layer="layout" svg:width="0.199cm" svg:height="0.294cm" svg:x="7.876cm" svg:y="17.731cm" svg:viewBox="0 0 200 295" draw:points="0,196 0,0 200,98 200,295">
                  <text:p/>
                </draw:polygon>
                <draw:polygon draw:style-name="gr34" draw:text-style-name="P11" draw:layer="layout" svg:width="0.4cm" svg:height="0.195cm" svg:x="7.876cm" svg:y="17.633cm" svg:viewBox="0 0 401 196" draw:points="200,196 0,98 200,0 401,98">
                  <text:p/>
                </draw:polygon>
              </draw:g>
              <draw:g>
                <draw:polygon draw:style-name="gr35" draw:text-style-name="P9" draw:layer="layout" svg:width="0.199cm" svg:height="0.294cm" svg:x="7.474cm" svg:y="17.731cm" svg:viewBox="0 0 200 295" draw:points="0,295 0,98 200,0 200,196">
                  <text:p/>
                </draw:polygon>
                <draw:polygon draw:style-name="gr36" draw:text-style-name="P10" draw:layer="layout" svg:width="0.199cm" svg:height="0.294cm" svg:x="7.274cm" svg:y="17.731cm" svg:viewBox="0 0 200 295" draw:points="0,196 0,0 200,98 200,295">
                  <text:p/>
                </draw:polygon>
                <draw:polygon draw:style-name="gr37" draw:text-style-name="P11" draw:layer="layout" svg:width="0.4cm" svg:height="0.195cm" svg:x="7.274cm" svg:y="17.633cm" svg:viewBox="0 0 401 196" draw:points="200,196 0,98 200,0 401,98">
                  <text:p/>
                </draw:polygon>
              </draw:g>
              <draw:g>
                <draw:polygon draw:style-name="gr38" draw:text-style-name="P9" draw:layer="layout" svg:width="0.199cm" svg:height="0.294cm" svg:x="7.775cm" svg:y="17.879cm" svg:viewBox="0 0 200 295" draw:points="0,295 0,98 200,0 200,196">
                  <text:p/>
                </draw:polygon>
                <draw:polygon draw:style-name="gr39" draw:text-style-name="P10" draw:layer="layout" svg:width="0.199cm" svg:height="0.294cm" svg:x="7.575cm" svg:y="17.879cm" svg:viewBox="0 0 200 295" draw:points="0,196 0,0 200,98 200,295">
                  <text:p/>
                </draw:polygon>
                <draw:polygon draw:style-name="gr40" draw:text-style-name="P11" draw:layer="layout" svg:width="0.4cm" svg:height="0.195cm" svg:x="7.575cm" svg:y="17.781cm" svg:viewBox="0 0 401 196" draw:points="200,196 0,98 200,0 401,98">
                  <text:p/>
                </draw:polygon>
              </draw:g>
              <draw:polygon draw:style-name="gr41" draw:text-style-name="P8" draw:layer="layout" svg:width="1.002cm" svg:height="0.982cm" svg:x="7.274cm" svg:y="17.485cm" svg:viewBox="0 0 1003 983" draw:points="0,738 0,541 101,492 0,442 0,246 200,147 301,196 301,98 501,0 702,98 702,196 802,147 1003,246 1003,442 903,492 1003,541 1003,738 802,836 702,787 702,885 501,983 301,885 301,787 200,836">
                <text:p/>
              </draw:polygon>
            </draw:g>
          </draw:g>
          <draw:frame draw:style-name="gr42" draw:text-style-name="P12" draw:layer="layout" svg:width="4.445cm" svg:height="0.725cm" svg:x="4.449cm" svg:y="18.775cm">
            <draw:text-box>
              <text:p text:style-name="P1"><text:span text:style-name="T1">N</text:span><text:span text:style-name="T1">o</text:span><text:span text:style-name="T1">d</text:span><text:span text:style-name="T1">e </text:span><text:span text:style-name="T1">1</text:span></text:p>
            </draw:text-box>
          </draw:frame>
        </draw:g>
        <draw:g xml:id="id7" draw:id="id7"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43" draw:text-style-name="P2" draw:layer="layout" svg:width="2.016cm" svg:height="1.107cm" svg:x="15.241cm" svg:y="17.36cm" svg:viewBox="0 0 2017 1108" svg:d="M2 1108c167 0 2015-689 2015-899 0-209-260-209-428-209 0 90-1648 449-1587 1108z">
                <text:p/>
              </draw:path>
              <draw:g>
                <draw:polygon draw:style-name="gr44" draw:text-style-name="P3" draw:layer="layout" svg:width="2.137cm" svg:height="1.645cm" svg:x="12.982cm" svg:y="16.761cm" svg:viewBox="0 0 2138 1646" draw:points="0,599 0,0 2138,1048 2138,1646">
                  <text:p/>
                </draw:polygon>
                <draw:polygon draw:style-name="gr45" draw:text-style-name="P4" draw:layer="layout" svg:width="1.831cm" svg:height="1.496cm" svg:x="15.12cm" svg:y="16.911cm" svg:viewBox="0 0 1832 1497" draw:points="0,1497 0,898 1832,0 1832,599">
                  <text:p/>
                </draw:polygon>
                <draw:polygon draw:style-name="gr46" draw:text-style-name="P5" draw:layer="layout" svg:width="3.969cm" svg:height="1.945cm" svg:x="12.982cm" svg:y="15.863cm" svg:viewBox="0 0 3970 1946" draw:points="2138,1946 0,898 1832,0 3970,1048">
                  <text:p/>
                </draw:polygon>
                <draw:line draw:style-name="gr47" draw:text-style-name="P6" draw:layer="layout" svg:x1="13.715cm" svg:y1="17.24cm" svg:x2="13.715cm" svg:y2="17.599cm">
                  <text:p/>
                </draw:line>
                <draw:line draw:style-name="gr48" draw:text-style-name="P6" draw:layer="layout" svg:x1="15.059cm" svg:y1="18.007cm" svg:x2="14.082cm" svg:y2="17.528cm">
                  <text:p/>
                </draw:line>
                <draw:line draw:style-name="gr49" draw:text-style-name="P6" draw:layer="layout" svg:x1="14.076cm" svg:y1="17.42cm" svg:x2="14.076cm" svg:y2="17.54cm">
                  <text:p/>
                </draw:line>
                <draw:line draw:style-name="gr50" draw:text-style-name="P6" draw:layer="layout" svg:x1="15.054cm" svg:y1="17.899cm" svg:x2="15.054cm" svg:y2="18.019cm">
                  <text:p/>
                </draw:line>
                <draw:line draw:style-name="gr51" draw:text-style-name="P6" draw:layer="layout" svg:x1="15.053cm" svg:y1="17.899cm" svg:x2="14.076cm" svg:y2="17.42cm">
                  <text:p/>
                </draw:line>
                <draw:polygon draw:style-name="gr52" draw:text-style-name="P7" draw:layer="layout" svg:width="0.121cm" svg:height="0.179cm" svg:x="13.838cm" svg:y="17.3cm" svg:viewBox="0 0 122 180" draw:points="0,120 0,0 122,60 122,180">
                  <text:p/>
                </draw:polygon>
                <draw:line draw:style-name="gr53" draw:text-style-name="P6" draw:layer="layout" svg:x1="13.593cm" svg:y1="17.18cm" svg:x2="13.593cm" svg:y2="17.539cm">
                  <text:p/>
                </draw:line>
                <draw:line draw:style-name="gr54" draw:text-style-name="P6" draw:layer="layout" svg:x1="13.471cm" svg:y1="17.12cm" svg:x2="13.471cm" svg:y2="17.479cm">
                  <text:p/>
                </draw:line>
                <draw:line draw:style-name="gr55" draw:text-style-name="P6" draw:layer="layout" svg:x1="13.349cm" svg:y1="17.06cm" svg:x2="13.349cm" svg:y2="17.419cm">
                  <text:p/>
                </draw:line>
                <draw:line draw:style-name="gr56" draw:text-style-name="P6" draw:layer="layout" svg:x1="13.227cm" svg:y1="17cm" svg:x2="13.227cm" svg:y2="17.359cm">
                  <text:p/>
                </draw:line>
                <draw:line draw:style-name="gr57" draw:text-style-name="P6" draw:layer="layout" svg:x1="13.104cm" svg:y1="16.94cm" svg:x2="13.104cm" svg:y2="17.299cm">
                  <text:p/>
                </draw:line>
                <draw:polygon draw:style-name="gr58" draw:text-style-name="P3" draw:layer="layout" svg:width="0.121cm" svg:height="0.658cm" svg:x="12.86cm" svg:y="16.701cm" svg:viewBox="0 0 122 659" draw:points="0,599 0,0 122,60 122,659">
                  <text:p/>
                </draw:polygon>
                <draw:polygon draw:style-name="gr59" draw:text-style-name="P3" draw:layer="layout" svg:width="0.121cm" svg:height="0.658cm" svg:x="15.12cm" svg:y="17.809cm" svg:viewBox="0 0 122 659" draw:points="0,599 0,0 122,60 122,659">
                  <text:p/>
                </draw:polygon>
                <draw:polygon draw:style-name="gr60" draw:text-style-name="P8" draw:layer="layout" svg:width="4.091cm" svg:height="2.603cm" svg:x="12.86cm" svg:y="15.863cm" svg:viewBox="0 0 4092 2604" draw:points="0,1437 0,838 122,898 1954,0 4092,1048 4092,1646 2382,2485 2382,2604">
                  <text:p/>
                </draw:polygon>
              </draw:g>
            </draw:g>
            <draw:g>
              <draw:g>
                <draw:polygon draw:style-name="gr61" draw:text-style-name="P9" draw:layer="layout" svg:width="0.199cm" svg:height="0.294cm" svg:x="16.139cm" svg:y="17.584cm" svg:viewBox="0 0 200 295" draw:points="0,295 0,98 200,0 200,196">
                  <text:p/>
                </draw:polygon>
                <draw:polygon draw:style-name="gr62" draw:text-style-name="P10" draw:layer="layout" svg:width="0.199cm" svg:height="0.294cm" svg:x="15.939cm" svg:y="17.584cm" svg:viewBox="0 0 200 295" draw:points="0,196 0,0 200,98 200,295">
                  <text:p/>
                </draw:polygon>
                <draw:polygon draw:style-name="gr63" draw:text-style-name="P11" draw:layer="layout" svg:width="0.4cm" svg:height="0.195cm" svg:x="15.939cm" svg:y="17.485cm" svg:viewBox="0 0 401 196" draw:points="200,196 0,98 200,0 401,98">
                  <text:p/>
                </draw:polygon>
              </draw:g>
              <draw:g>
                <draw:polygon draw:style-name="gr64" draw:text-style-name="P9" draw:layer="layout" svg:width="0.199cm" svg:height="0.294cm" svg:x="15.838cm" svg:y="18.026cm" svg:viewBox="0 0 200 295" draw:points="0,295 0,98 200,0 200,196">
                  <text:p/>
                </draw:polygon>
                <draw:polygon draw:style-name="gr65" draw:text-style-name="P10" draw:layer="layout" svg:width="0.199cm" svg:height="0.294cm" svg:x="15.638cm" svg:y="18.026cm" svg:viewBox="0 0 200 295" draw:points="0,196 0,0 200,98 200,295">
                  <text:p/>
                </draw:polygon>
                <draw:polygon draw:style-name="gr66" draw:text-style-name="P11" draw:layer="layout" svg:width="0.4cm" svg:height="0.195cm" svg:x="15.638cm" svg:y="17.928cm" svg:viewBox="0 0 401 196" draw:points="200,196 0,98 200,0 401,98">
                  <text:p/>
                </draw:polygon>
              </draw:g>
              <draw:g>
                <draw:polygon draw:style-name="gr67" draw:text-style-name="P9" draw:layer="layout" svg:width="0.199cm" svg:height="0.294cm" svg:x="16.44cm" svg:y="18.026cm" svg:viewBox="0 0 200 295" draw:points="0,295 0,98 200,0 200,196">
                  <text:p/>
                </draw:polygon>
                <draw:polygon draw:style-name="gr68" draw:text-style-name="P10" draw:layer="layout" svg:width="0.199cm" svg:height="0.294cm" svg:x="16.24cm" svg:y="18.026cm" svg:viewBox="0 0 200 295" draw:points="0,196 0,0 200,98 200,295">
                  <text:p/>
                </draw:polygon>
                <draw:polygon draw:style-name="gr69" draw:text-style-name="P11" draw:layer="layout" svg:width="0.4cm" svg:height="0.195cm" svg:x="16.24cm" svg:y="17.928cm" svg:viewBox="0 0 401 196" draw:points="200,196 0,98 200,0 401,98">
                  <text:p/>
                </draw:polygon>
              </draw:g>
              <draw:g>
                <draw:polygon draw:style-name="gr70" draw:text-style-name="P9" draw:layer="layout" svg:width="0.199cm" svg:height="0.294cm" svg:x="16.139cm" svg:y="18.173cm" svg:viewBox="0 0 200 295" draw:points="0,295 0,98 200,0 200,196">
                  <text:p/>
                </draw:polygon>
                <draw:polygon draw:style-name="gr71" draw:text-style-name="P10" draw:layer="layout" svg:width="0.199cm" svg:height="0.294cm" svg:x="15.939cm" svg:y="18.173cm" svg:viewBox="0 0 200 295" draw:points="0,196 0,0 200,98 200,295">
                  <text:p/>
                </draw:polygon>
                <draw:polygon draw:style-name="gr72" draw:text-style-name="P11" draw:layer="layout" svg:width="0.4cm" svg:height="0.195cm" svg:x="15.939cm" svg:y="18.075cm" svg:viewBox="0 0 401 196" draw:points="200,196 0,98 200,0 401,98">
                  <text:p/>
                </draw:polygon>
              </draw:g>
              <draw:g>
                <draw:polygon draw:style-name="gr73" draw:text-style-name="P9" draw:layer="layout" svg:width="0.199cm" svg:height="0.294cm" svg:x="16.44cm" svg:y="17.731cm" svg:viewBox="0 0 200 295" draw:points="0,295 0,98 200,0 200,196">
                  <text:p/>
                </draw:polygon>
                <draw:polygon draw:style-name="gr74" draw:text-style-name="P10" draw:layer="layout" svg:width="0.199cm" svg:height="0.294cm" svg:x="16.24cm" svg:y="17.731cm" svg:viewBox="0 0 200 295" draw:points="0,196 0,0 200,98 200,295">
                  <text:p/>
                </draw:polygon>
                <draw:polygon draw:style-name="gr75" draw:text-style-name="P11" draw:layer="layout" svg:width="0.4cm" svg:height="0.195cm" svg:x="16.24cm" svg:y="17.633cm" svg:viewBox="0 0 401 196" draw:points="200,196 0,98 200,0 401,98">
                  <text:p/>
                </draw:polygon>
              </draw:g>
              <draw:g>
                <draw:polygon draw:style-name="gr76" draw:text-style-name="P9" draw:layer="layout" svg:width="0.199cm" svg:height="0.294cm" svg:x="15.838cm" svg:y="17.731cm" svg:viewBox="0 0 200 295" draw:points="0,295 0,98 200,0 200,196">
                  <text:p/>
                </draw:polygon>
                <draw:polygon draw:style-name="gr77" draw:text-style-name="P10" draw:layer="layout" svg:width="0.199cm" svg:height="0.294cm" svg:x="15.638cm" svg:y="17.731cm" svg:viewBox="0 0 200 295" draw:points="0,196 0,0 200,98 200,295">
                  <text:p/>
                </draw:polygon>
                <draw:polygon draw:style-name="gr78" draw:text-style-name="P11" draw:layer="layout" svg:width="0.4cm" svg:height="0.195cm" svg:x="15.638cm" svg:y="17.633cm" svg:viewBox="0 0 401 196" draw:points="200,196 0,98 200,0 401,98">
                  <text:p/>
                </draw:polygon>
              </draw:g>
              <draw:g>
                <draw:polygon draw:style-name="gr79" draw:text-style-name="P9" draw:layer="layout" svg:width="0.199cm" svg:height="0.294cm" svg:x="16.139cm" svg:y="17.879cm" svg:viewBox="0 0 200 295" draw:points="0,295 0,98 200,0 200,196">
                  <text:p/>
                </draw:polygon>
                <draw:polygon draw:style-name="gr80" draw:text-style-name="P10" draw:layer="layout" svg:width="0.199cm" svg:height="0.294cm" svg:x="15.939cm" svg:y="17.879cm" svg:viewBox="0 0 200 295" draw:points="0,196 0,0 200,98 200,295">
                  <text:p/>
                </draw:polygon>
                <draw:polygon draw:style-name="gr81" draw:text-style-name="P11" draw:layer="layout" svg:width="0.4cm" svg:height="0.195cm" svg:x="15.939cm" svg:y="17.781cm" svg:viewBox="0 0 401 196" draw:points="200,196 0,98 200,0 401,98">
                  <text:p/>
                </draw:polygon>
              </draw:g>
              <draw:polygon draw:style-name="gr82" draw:text-style-name="P8" draw:layer="layout" svg:width="1.002cm" svg:height="0.982cm" svg:x="15.638cm" svg:y="17.485cm" svg:viewBox="0 0 1003 983" draw:points="0,738 0,541 101,492 0,442 0,246 200,147 301,196 301,98 501,0 702,98 702,196 802,147 1003,246 1003,442 903,492 1003,541 1003,738 802,836 702,787 702,885 501,983 301,885 301,787 200,836">
                <text:p/>
              </draw:polygon>
            </draw:g>
          </draw:g>
          <draw:frame draw:style-name="gr42" draw:text-style-name="P12" draw:layer="layout" svg:width="4.445cm" svg:height="0.725cm" svg:x="12.813cm" svg:y="18.775cm">
            <draw:text-box>
              <text:p text:style-name="P1"><text:span text:style-name="T1">Node 2</text:span></text:p>
            </draw:text-box>
          </draw:frame>
        </draw:g>
        <draw:g xml:id="id8" draw:id="id8"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83" draw:text-style-name="P2" draw:layer="layout" svg:width="2.016cm" svg:height="1.107cm" svg:x="23.42cm" svg:y="17.36cm" svg:viewBox="0 0 2017 1108" svg:d="M2 1108c167 0 2015-689 2015-899 0-209-260-209-428-209 0 90-1648 449-1587 1108z">
                <text:p/>
              </draw:path>
              <draw:g>
                <draw:polygon draw:style-name="gr84" draw:text-style-name="P3" draw:layer="layout" svg:width="2.137cm" svg:height="1.645cm" svg:x="21.161cm" svg:y="16.761cm" svg:viewBox="0 0 2138 1646" draw:points="0,599 0,0 2138,1048 2138,1646">
                  <text:p/>
                </draw:polygon>
                <draw:polygon draw:style-name="gr85" draw:text-style-name="P4" draw:layer="layout" svg:width="1.831cm" svg:height="1.496cm" svg:x="23.299cm" svg:y="16.911cm" svg:viewBox="0 0 1832 1497" draw:points="0,1497 0,898 1832,0 1832,599">
                  <text:p/>
                </draw:polygon>
                <draw:polygon draw:style-name="gr86" draw:text-style-name="P5" draw:layer="layout" svg:width="3.969cm" svg:height="1.945cm" svg:x="21.161cm" svg:y="15.863cm" svg:viewBox="0 0 3970 1946" draw:points="2138,1946 0,898 1832,0 3970,1048">
                  <text:p/>
                </draw:polygon>
                <draw:line draw:style-name="gr87" draw:text-style-name="P6" draw:layer="layout" svg:x1="21.894cm" svg:y1="17.24cm" svg:x2="21.894cm" svg:y2="17.599cm">
                  <text:p/>
                </draw:line>
                <draw:line draw:style-name="gr88" draw:text-style-name="P6" draw:layer="layout" svg:x1="23.238cm" svg:y1="18.007cm" svg:x2="22.261cm" svg:y2="17.528cm">
                  <text:p/>
                </draw:line>
                <draw:line draw:style-name="gr89" draw:text-style-name="P6" draw:layer="layout" svg:x1="22.255cm" svg:y1="17.42cm" svg:x2="22.255cm" svg:y2="17.54cm">
                  <text:p/>
                </draw:line>
                <draw:line draw:style-name="gr90" draw:text-style-name="P6" draw:layer="layout" svg:x1="23.233cm" svg:y1="17.899cm" svg:x2="23.233cm" svg:y2="18.019cm">
                  <text:p/>
                </draw:line>
                <draw:line draw:style-name="gr91" draw:text-style-name="P6" draw:layer="layout" svg:x1="23.232cm" svg:y1="17.899cm" svg:x2="22.255cm" svg:y2="17.42cm">
                  <text:p/>
                </draw:line>
                <draw:polygon draw:style-name="gr92" draw:text-style-name="P7" draw:layer="layout" svg:width="0.121cm" svg:height="0.179cm" svg:x="22.017cm" svg:y="17.3cm" svg:viewBox="0 0 122 180" draw:points="0,120 0,0 122,60 122,180">
                  <text:p/>
                </draw:polygon>
                <draw:line draw:style-name="gr93" draw:text-style-name="P6" draw:layer="layout" svg:x1="21.772cm" svg:y1="17.18cm" svg:x2="21.772cm" svg:y2="17.539cm">
                  <text:p/>
                </draw:line>
                <draw:line draw:style-name="gr94" draw:text-style-name="P6" draw:layer="layout" svg:x1="21.65cm" svg:y1="17.12cm" svg:x2="21.65cm" svg:y2="17.479cm">
                  <text:p/>
                </draw:line>
                <draw:line draw:style-name="gr95" draw:text-style-name="P6" draw:layer="layout" svg:x1="21.528cm" svg:y1="17.06cm" svg:x2="21.528cm" svg:y2="17.419cm">
                  <text:p/>
                </draw:line>
                <draw:line draw:style-name="gr96" draw:text-style-name="P6" draw:layer="layout" svg:x1="21.406cm" svg:y1="17cm" svg:x2="21.406cm" svg:y2="17.359cm">
                  <text:p/>
                </draw:line>
                <draw:line draw:style-name="gr97" draw:text-style-name="P6" draw:layer="layout" svg:x1="21.283cm" svg:y1="16.94cm" svg:x2="21.283cm" svg:y2="17.299cm">
                  <text:p/>
                </draw:line>
                <draw:polygon draw:style-name="gr98" draw:text-style-name="P3" draw:layer="layout" svg:width="0.121cm" svg:height="0.658cm" svg:x="21.039cm" svg:y="16.701cm" svg:viewBox="0 0 122 659" draw:points="0,599 0,0 122,60 122,659">
                  <text:p/>
                </draw:polygon>
                <draw:polygon draw:style-name="gr99" draw:text-style-name="P3" draw:layer="layout" svg:width="0.121cm" svg:height="0.658cm" svg:x="23.299cm" svg:y="17.809cm" svg:viewBox="0 0 122 659" draw:points="0,599 0,0 122,60 122,659">
                  <text:p/>
                </draw:polygon>
                <draw:polygon draw:style-name="gr100" draw:text-style-name="P8" draw:layer="layout" svg:width="4.091cm" svg:height="2.603cm" svg:x="21.039cm" svg:y="15.863cm" svg:viewBox="0 0 4092 2604" draw:points="0,1437 0,838 122,898 1954,0 4092,1048 4092,1646 2382,2485 2382,2604">
                  <text:p/>
                </draw:polygon>
              </draw:g>
            </draw:g>
            <draw:g>
              <draw:g>
                <draw:polygon draw:style-name="gr101" draw:text-style-name="P9" draw:layer="layout" svg:width="0.199cm" svg:height="0.294cm" svg:x="24.318cm" svg:y="17.584cm" svg:viewBox="0 0 200 295" draw:points="0,295 0,98 200,0 200,196">
                  <text:p/>
                </draw:polygon>
                <draw:polygon draw:style-name="gr102" draw:text-style-name="P10" draw:layer="layout" svg:width="0.199cm" svg:height="0.294cm" svg:x="24.118cm" svg:y="17.584cm" svg:viewBox="0 0 200 295" draw:points="0,196 0,0 200,98 200,295">
                  <text:p/>
                </draw:polygon>
                <draw:polygon draw:style-name="gr103" draw:text-style-name="P11" draw:layer="layout" svg:width="0.4cm" svg:height="0.195cm" svg:x="24.118cm" svg:y="17.485cm" svg:viewBox="0 0 401 196" draw:points="200,196 0,98 200,0 401,98">
                  <text:p/>
                </draw:polygon>
              </draw:g>
              <draw:g>
                <draw:polygon draw:style-name="gr104" draw:text-style-name="P9" draw:layer="layout" svg:width="0.199cm" svg:height="0.294cm" svg:x="24.017cm" svg:y="18.026cm" svg:viewBox="0 0 200 295" draw:points="0,295 0,98 200,0 200,196">
                  <text:p/>
                </draw:polygon>
                <draw:polygon draw:style-name="gr105" draw:text-style-name="P10" draw:layer="layout" svg:width="0.199cm" svg:height="0.294cm" svg:x="23.817cm" svg:y="18.026cm" svg:viewBox="0 0 200 295" draw:points="0,196 0,0 200,98 200,295">
                  <text:p/>
                </draw:polygon>
                <draw:polygon draw:style-name="gr106" draw:text-style-name="P11" draw:layer="layout" svg:width="0.4cm" svg:height="0.195cm" svg:x="23.817cm" svg:y="17.928cm" svg:viewBox="0 0 401 196" draw:points="200,196 0,98 200,0 401,98">
                  <text:p/>
                </draw:polygon>
              </draw:g>
              <draw:g>
                <draw:polygon draw:style-name="gr107" draw:text-style-name="P9" draw:layer="layout" svg:width="0.199cm" svg:height="0.294cm" svg:x="24.619cm" svg:y="18.026cm" svg:viewBox="0 0 200 295" draw:points="0,295 0,98 200,0 200,196">
                  <text:p/>
                </draw:polygon>
                <draw:polygon draw:style-name="gr108" draw:text-style-name="P10" draw:layer="layout" svg:width="0.199cm" svg:height="0.294cm" svg:x="24.419cm" svg:y="18.026cm" svg:viewBox="0 0 200 295" draw:points="0,196 0,0 200,98 200,295">
                  <text:p/>
                </draw:polygon>
                <draw:polygon draw:style-name="gr109" draw:text-style-name="P11" draw:layer="layout" svg:width="0.4cm" svg:height="0.195cm" svg:x="24.419cm" svg:y="17.928cm" svg:viewBox="0 0 401 196" draw:points="200,196 0,98 200,0 401,98">
                  <text:p/>
                </draw:polygon>
              </draw:g>
              <draw:g>
                <draw:polygon draw:style-name="gr110" draw:text-style-name="P9" draw:layer="layout" svg:width="0.199cm" svg:height="0.294cm" svg:x="24.318cm" svg:y="18.173cm" svg:viewBox="0 0 200 295" draw:points="0,295 0,98 200,0 200,196">
                  <text:p/>
                </draw:polygon>
                <draw:polygon draw:style-name="gr111" draw:text-style-name="P10" draw:layer="layout" svg:width="0.199cm" svg:height="0.294cm" svg:x="24.118cm" svg:y="18.173cm" svg:viewBox="0 0 200 295" draw:points="0,196 0,0 200,98 200,295">
                  <text:p/>
                </draw:polygon>
                <draw:polygon draw:style-name="gr112" draw:text-style-name="P11" draw:layer="layout" svg:width="0.4cm" svg:height="0.195cm" svg:x="24.118cm" svg:y="18.075cm" svg:viewBox="0 0 401 196" draw:points="200,196 0,98 200,0 401,98">
                  <text:p/>
                </draw:polygon>
              </draw:g>
              <draw:g>
                <draw:polygon draw:style-name="gr113" draw:text-style-name="P9" draw:layer="layout" svg:width="0.199cm" svg:height="0.294cm" svg:x="24.619cm" svg:y="17.731cm" svg:viewBox="0 0 200 295" draw:points="0,295 0,98 200,0 200,196">
                  <text:p/>
                </draw:polygon>
                <draw:polygon draw:style-name="gr114" draw:text-style-name="P10" draw:layer="layout" svg:width="0.199cm" svg:height="0.294cm" svg:x="24.419cm" svg:y="17.731cm" svg:viewBox="0 0 200 295" draw:points="0,196 0,0 200,98 200,295">
                  <text:p/>
                </draw:polygon>
                <draw:polygon draw:style-name="gr115" draw:text-style-name="P11" draw:layer="layout" svg:width="0.4cm" svg:height="0.195cm" svg:x="24.419cm" svg:y="17.633cm" svg:viewBox="0 0 401 196" draw:points="200,196 0,98 200,0 401,98">
                  <text:p/>
                </draw:polygon>
              </draw:g>
              <draw:g>
                <draw:polygon draw:style-name="gr116" draw:text-style-name="P9" draw:layer="layout" svg:width="0.199cm" svg:height="0.294cm" svg:x="24.017cm" svg:y="17.731cm" svg:viewBox="0 0 200 295" draw:points="0,295 0,98 200,0 200,196">
                  <text:p/>
                </draw:polygon>
                <draw:polygon draw:style-name="gr117" draw:text-style-name="P10" draw:layer="layout" svg:width="0.199cm" svg:height="0.294cm" svg:x="23.817cm" svg:y="17.731cm" svg:viewBox="0 0 200 295" draw:points="0,196 0,0 200,98 200,295">
                  <text:p/>
                </draw:polygon>
                <draw:polygon draw:style-name="gr118" draw:text-style-name="P11" draw:layer="layout" svg:width="0.4cm" svg:height="0.195cm" svg:x="23.817cm" svg:y="17.633cm" svg:viewBox="0 0 401 196" draw:points="200,196 0,98 200,0 401,98">
                  <text:p/>
                </draw:polygon>
              </draw:g>
              <draw:g>
                <draw:polygon draw:style-name="gr119" draw:text-style-name="P9" draw:layer="layout" svg:width="0.199cm" svg:height="0.294cm" svg:x="24.318cm" svg:y="17.879cm" svg:viewBox="0 0 200 295" draw:points="0,295 0,98 200,0 200,196">
                  <text:p/>
                </draw:polygon>
                <draw:polygon draw:style-name="gr120" draw:text-style-name="P10" draw:layer="layout" svg:width="0.199cm" svg:height="0.294cm" svg:x="24.118cm" svg:y="17.879cm" svg:viewBox="0 0 200 295" draw:points="0,196 0,0 200,98 200,295">
                  <text:p/>
                </draw:polygon>
                <draw:polygon draw:style-name="gr121" draw:text-style-name="P11" draw:layer="layout" svg:width="0.4cm" svg:height="0.195cm" svg:x="24.118cm" svg:y="17.781cm" svg:viewBox="0 0 401 196" draw:points="200,196 0,98 200,0 401,98">
                  <text:p/>
                </draw:polygon>
              </draw:g>
              <draw:polygon draw:style-name="gr122" draw:text-style-name="P8" draw:layer="layout" svg:width="1.002cm" svg:height="0.982cm" svg:x="23.817cm" svg:y="17.485cm" svg:viewBox="0 0 1003 983" draw:points="0,738 0,541 101,492 0,442 0,246 200,147 301,196 301,98 501,0 702,98 702,196 802,147 1003,246 1003,442 903,492 1003,541 1003,738 802,836 702,787 702,885 501,983 301,885 301,787 200,836">
                <text:p/>
              </draw:polygon>
            </draw:g>
          </draw:g>
          <draw:frame draw:style-name="gr42" draw:text-style-name="P12" draw:layer="layout" svg:width="4.445cm" svg:height="0.725cm" svg:x="20.992cm" svg:y="18.775cm">
            <draw:text-box>
              <text:p text:style-name="P1"><text:span text:style-name="T1">Node 3</text:span></text:p>
            </draw:text-box>
          </draw:frame>
        </draw:g>
        <draw:g xml:id="id1" draw:id="id1">
          <draw:g>
            <draw:glue-point draw:id="4" svg:x="-0.588cm" svg:y="-5cm"/>
            <draw:glue-point draw:id="5" svg:x="1.47cm" svg:y="-3.51cm"/>
            <draw:glue-point draw:id="6" svg:x="3.823cm" svg:y="-1.808cm"/>
            <draw:glue-point draw:id="7" svg:x="3.823cm" svg:y="-0.106cm"/>
            <draw:glue-point draw:id="8" svg:x="3.823cm" svg:y="1.808cm"/>
            <draw:glue-point draw:id="9" svg:x="-0.588cm" svg:y="5cm"/>
            <draw:glue-point draw:id="10" svg:x="-2.941cm" svg:y="2.872cm"/>
            <draw:glue-point draw:id="11" svg:x="-5cm" svg:y="2.021cm"/>
            <draw:glue-point draw:id="12" svg:x="-5cm" svg:y="-1.808cm"/>
            <draw:glue-point draw:id="13" svg:x="-2.647cm" svg:y="-3.297cm"/>
            <draw:path draw:style-name="gr123" draw:text-style-name="P2" draw:layer="layout" svg:width="1.851cm" svg:height="1.189cm" svg:x="14.916cm" svg:y="6.419cm" svg:viewBox="0 0 1852 1190" svg:d="M0 1190c475 0 1698-560 1819-770s-121-420-242-420c0 300-1577 690-1577 1190z">
              <text:p/>
            </draw:path>
            <draw:g>
              <draw:polygon draw:style-name="gr124" draw:text-style-name="P13" draw:layer="layout" svg:width="1.697cm" svg:height="1.819cm" svg:x="13.13cm" svg:y="5.859cm" svg:viewBox="0 0 1698 1820" draw:points="0,840 0,0 1698,980 1698,1820">
                <text:p/>
              </draw:polygon>
              <draw:polygon draw:style-name="gr125" draw:text-style-name="P14" draw:layer="layout" svg:width="1.696cm" svg:height="1.819cm" svg:x="14.828cm" svg:y="5.859cm" svg:viewBox="0 0 1697 1820" draw:points="0,1820 0,980 1697,0 1697,840">
                <text:p/>
              </draw:polygon>
              <draw:polygon draw:style-name="gr126" draw:text-style-name="P15" draw:layer="layout" svg:width="3.394cm" svg:height="1.959cm" svg:x="13.13cm" svg:y="4.879cm" svg:viewBox="0 0 3395 1960" draw:points="1698,1960 0,980 1698,0 3395,980">
                <text:p/>
              </draw:polygon>
              <draw:polygon draw:style-name="gr127" draw:text-style-name="P8" draw:layer="layout" svg:width="3.394cm" svg:height="2.799cm" svg:x="13.13cm" svg:y="4.879cm" svg:viewBox="0 0 3395 2800" draw:points="0,1820 0,980 1698,0 3395,980 3395,1820 1698,2800">
                <text:p/>
              </draw:polygon>
              <draw:polygon draw:style-name="gr128" draw:text-style-name="P16" draw:layer="layout" svg:width="0.848cm" svg:height="0.489cm" svg:x="15.19cm" svg:y="5.789cm" svg:viewBox="0 0 849 490" draw:points="728,140 121,490 0,420 607,70 486,0 849,0 849,210">
                <text:p/>
              </draw:polygon>
              <draw:polygon draw:style-name="gr129" draw:text-style-name="P16" draw:layer="layout" svg:width="0.847cm" svg:height="0.489cm" svg:x="14.342cm" svg:y="5.859cm" svg:viewBox="0 0 848 490" draw:points="243,420 364,490 0,490 0,280 121,350 727,0 848,70">
                <text:p/>
              </draw:polygon>
              <draw:polygon draw:style-name="gr130" draw:text-style-name="P16" draw:layer="layout" svg:width="0.847cm" svg:height="0.489cm" svg:x="14.463cm" svg:y="5.369cm" svg:viewBox="0 0 848 490" draw:points="727,140 121,490 0,420 606,70 485,0 848,0 848,210">
                <text:p/>
              </draw:polygon>
              <draw:polygon draw:style-name="gr131" draw:text-style-name="P16" draw:layer="layout" svg:width="0.847cm" svg:height="0.489cm" svg:x="13.614cm" svg:y="5.439cm" svg:viewBox="0 0 848 490" draw:points="243,420 364,490 0,490 0,280 121,350 727,0 848,70">
                <text:p/>
              </draw:polygon>
            </draw:g>
          </draw:g>
          <draw:frame draw:style-name="gr42" draw:text-style-name="P17" draw:layer="layout" svg:width="3.81cm" svg:height="0.725cm" svg:x="13.13cm" svg:y="7.896cm">
            <draw:text-box>
              <text:p text:style-name="P1"><text:span text:style-name="T2">wan0</text:span></text:p>
            </draw:text-box>
          </draw:frame>
        </draw:g>
        <draw:g xml:id="id9" draw:id="id9">
          <draw:g>
            <draw:glue-point draw:id="4" svg:x="-0.588cm" svg:y="-5cm"/>
            <draw:glue-point draw:id="5" svg:x="1.47cm" svg:y="-3.51cm"/>
            <draw:glue-point draw:id="6" svg:x="3.823cm" svg:y="-1.808cm"/>
            <draw:glue-point draw:id="7" svg:x="3.823cm" svg:y="-0.106cm"/>
            <draw:glue-point draw:id="8" svg:x="3.823cm" svg:y="1.808cm"/>
            <draw:glue-point draw:id="9" svg:x="-0.588cm" svg:y="5cm"/>
            <draw:glue-point draw:id="10" svg:x="-2.941cm" svg:y="2.872cm"/>
            <draw:glue-point draw:id="11" svg:x="-5cm" svg:y="2.021cm"/>
            <draw:glue-point draw:id="12" svg:x="-5cm" svg:y="-1.808cm"/>
            <draw:glue-point draw:id="13" svg:x="-2.647cm" svg:y="-3.297cm"/>
            <draw:path draw:style-name="gr132" draw:text-style-name="P2" draw:layer="layout" svg:width="1.851cm" svg:height="1.189cm" svg:x="6.552cm" svg:y="6.419cm" svg:viewBox="0 0 1852 1190" svg:d="M0 1190c475 0 1698-560 1819-770s-121-420-242-420c0 300-1577 690-1577 1190z">
              <text:p/>
            </draw:path>
            <draw:g>
              <draw:polygon draw:style-name="gr133" draw:text-style-name="P13" draw:layer="layout" svg:width="1.697cm" svg:height="1.819cm" svg:x="4.766cm" svg:y="5.859cm" svg:viewBox="0 0 1698 1820" draw:points="0,840 0,0 1698,980 1698,1820">
                <text:p/>
              </draw:polygon>
              <draw:polygon draw:style-name="gr134" draw:text-style-name="P14" draw:layer="layout" svg:width="1.696cm" svg:height="1.819cm" svg:x="6.464cm" svg:y="5.859cm" svg:viewBox="0 0 1697 1820" draw:points="0,1820 0,980 1697,0 1697,840">
                <text:p/>
              </draw:polygon>
              <draw:polygon draw:style-name="gr135" draw:text-style-name="P15" draw:layer="layout" svg:width="3.394cm" svg:height="1.959cm" svg:x="4.766cm" svg:y="4.879cm" svg:viewBox="0 0 3395 1960" draw:points="1698,1960 0,980 1698,0 3395,980">
                <text:p/>
              </draw:polygon>
              <draw:polygon draw:style-name="gr136" draw:text-style-name="P8" draw:layer="layout" svg:width="3.394cm" svg:height="2.799cm" svg:x="4.766cm" svg:y="4.879cm" svg:viewBox="0 0 3395 2800" draw:points="0,1820 0,980 1698,0 3395,980 3395,1820 1698,2800">
                <text:p/>
              </draw:polygon>
              <draw:polygon draw:style-name="gr137" draw:text-style-name="P16" draw:layer="layout" svg:width="0.848cm" svg:height="0.489cm" svg:x="6.826cm" svg:y="5.789cm" svg:viewBox="0 0 849 490" draw:points="728,140 121,490 0,420 607,70 486,0 849,0 849,210">
                <text:p/>
              </draw:polygon>
              <draw:polygon draw:style-name="gr138" draw:text-style-name="P16" draw:layer="layout" svg:width="0.847cm" svg:height="0.489cm" svg:x="5.978cm" svg:y="5.859cm" svg:viewBox="0 0 848 490" draw:points="243,420 364,490 0,490 0,280 121,350 727,0 848,70">
                <text:p/>
              </draw:polygon>
              <draw:polygon draw:style-name="gr139" draw:text-style-name="P16" draw:layer="layout" svg:width="0.847cm" svg:height="0.489cm" svg:x="6.099cm" svg:y="5.369cm" svg:viewBox="0 0 848 490" draw:points="727,140 121,490 0,420 606,70 485,0 848,0 848,210">
                <text:p/>
              </draw:polygon>
              <draw:polygon draw:style-name="gr140" draw:text-style-name="P16" draw:layer="layout" svg:width="0.847cm" svg:height="0.489cm" svg:x="5.25cm" svg:y="5.439cm" svg:viewBox="0 0 848 490" draw:points="243,420 364,490 0,490 0,280 121,350 727,0 848,70">
                <text:p/>
              </draw:polygon>
            </draw:g>
          </draw:g>
          <draw:frame draw:style-name="gr42" draw:text-style-name="P17" draw:layer="layout" svg:width="3.81cm" svg:height="0.725cm" svg:x="4.766cm" svg:y="7.896cm">
            <draw:text-box>
              <text:p text:style-name="P1"><text:span text:style-name="T2">br0</text:span></text:p>
            </draw:text-box>
          </draw:frame>
        </draw:g>
        <draw:g xml:id="id10" draw:id="id10">
          <draw:g>
            <draw:glue-point draw:id="4" svg:x="-0.588cm" svg:y="-5cm"/>
            <draw:glue-point draw:id="5" svg:x="1.47cm" svg:y="-3.51cm"/>
            <draw:glue-point draw:id="6" svg:x="3.823cm" svg:y="-1.808cm"/>
            <draw:glue-point draw:id="7" svg:x="3.823cm" svg:y="-0.106cm"/>
            <draw:glue-point draw:id="8" svg:x="3.823cm" svg:y="1.808cm"/>
            <draw:glue-point draw:id="9" svg:x="-0.588cm" svg:y="5cm"/>
            <draw:glue-point draw:id="10" svg:x="-2.941cm" svg:y="2.872cm"/>
            <draw:glue-point draw:id="11" svg:x="-5cm" svg:y="2.021cm"/>
            <draw:glue-point draw:id="12" svg:x="-5cm" svg:y="-1.808cm"/>
            <draw:glue-point draw:id="13" svg:x="-2.647cm" svg:y="-3.297cm"/>
            <draw:path draw:style-name="gr141" draw:text-style-name="P2" draw:layer="layout" svg:width="1.851cm" svg:height="1.189cm" svg:x="23.095cm" svg:y="6.419cm" svg:viewBox="0 0 1852 1190" svg:d="M0 1190c475 0 1698-560 1819-770s-121-420-242-420c0 300-1577 690-1577 1190z">
              <text:p/>
            </draw:path>
            <draw:g>
              <draw:polygon draw:style-name="gr142" draw:text-style-name="P13" draw:layer="layout" svg:width="1.697cm" svg:height="1.819cm" svg:x="21.309cm" svg:y="5.859cm" svg:viewBox="0 0 1698 1820" draw:points="0,840 0,0 1698,980 1698,1820">
                <text:p/>
              </draw:polygon>
              <draw:polygon draw:style-name="gr143" draw:text-style-name="P14" draw:layer="layout" svg:width="1.696cm" svg:height="1.819cm" svg:x="23.007cm" svg:y="5.859cm" svg:viewBox="0 0 1697 1820" draw:points="0,1820 0,980 1697,0 1697,840">
                <text:p/>
              </draw:polygon>
              <draw:polygon draw:style-name="gr144" draw:text-style-name="P15" draw:layer="layout" svg:width="3.394cm" svg:height="1.959cm" svg:x="21.309cm" svg:y="4.879cm" svg:viewBox="0 0 3395 1960" draw:points="1698,1960 0,980 1698,0 3395,980">
                <text:p/>
              </draw:polygon>
              <draw:polygon draw:style-name="gr145" draw:text-style-name="P8" draw:layer="layout" svg:width="3.394cm" svg:height="2.799cm" svg:x="21.309cm" svg:y="4.879cm" svg:viewBox="0 0 3395 2800" draw:points="0,1820 0,980 1698,0 3395,980 3395,1820 1698,2800">
                <text:p/>
              </draw:polygon>
              <draw:polygon draw:style-name="gr146" draw:text-style-name="P16" draw:layer="layout" svg:width="0.848cm" svg:height="0.489cm" svg:x="23.369cm" svg:y="5.789cm" svg:viewBox="0 0 849 490" draw:points="728,140 121,490 0,420 607,70 486,0 849,0 849,210">
                <text:p/>
              </draw:polygon>
              <draw:polygon draw:style-name="gr147" draw:text-style-name="P16" draw:layer="layout" svg:width="0.847cm" svg:height="0.489cm" svg:x="22.521cm" svg:y="5.859cm" svg:viewBox="0 0 848 490" draw:points="243,420 364,490 0,490 0,280 121,350 727,0 848,70">
                <text:p/>
              </draw:polygon>
              <draw:polygon draw:style-name="gr148" draw:text-style-name="P16" draw:layer="layout" svg:width="0.847cm" svg:height="0.489cm" svg:x="22.642cm" svg:y="5.369cm" svg:viewBox="0 0 848 490" draw:points="727,140 121,490 0,420 606,70 485,0 848,0 848,210">
                <text:p/>
              </draw:polygon>
              <draw:polygon draw:style-name="gr149" draw:text-style-name="P16" draw:layer="layout" svg:width="0.847cm" svg:height="0.489cm" svg:x="21.793cm" svg:y="5.439cm" svg:viewBox="0 0 848 490" draw:points="243,420 364,490 0,490 0,280 121,350 727,0 848,70">
                <text:p/>
              </draw:polygon>
            </draw:g>
          </draw:g>
          <draw:frame draw:style-name="gr42" draw:text-style-name="P17" draw:layer="layout" svg:width="3.81cm" svg:height="0.725cm" svg:x="21.309cm" svg:y="7.896cm">
            <draw:text-box>
              <text:p text:style-name="P1"><text:span text:style-name="T2">vlans</text:span></text:p>
            </draw:text-box>
          </draw:frame>
        </draw:g>
        <draw:g xml:id="id2" draw:id="id2">
          <draw:custom-shape draw:style-name="gr150" draw:text-style-name="P18" draw:layer="layout" svg:width="1.94cm" svg:height="1.931cm" svg:x="14.065cm" svg:y="1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51" draw:text-style-name="P19" draw:layer="layout" svg:width="1.185cm" svg:height="1.806cm" svg:x="14.496cm" svg:y="1.27cm" svg:viewBox="0 0 1186 1807" draw:points="0,125 216,125 323,62 539,0 862,125 647,125 754,311 431,623 323,685 216,748 431,872 539,997 862,997 1186,1184 970,1557 647,1807 647,1433 431,1184 539,1059 323,872 108,810 0,561">
            <text:p/>
          </draw:polygon>
          <draw:path draw:style-name="gr152" draw:text-style-name="P19" draw:layer="layout" svg:width="0.489cm" svg:height="0.822cm" svg:x="15.466cm" svg:y="1.382cm" svg:viewBox="0 0 490 823" svg:d="M431 823v-62l-108-187v-187l-107-249-216-125c216-125 647 685 431 810z">
            <text:p/>
          </draw:path>
          <draw:g>
            <draw:line draw:style-name="gr153" draw:text-style-name="P20" draw:layer="layout" svg:x1="14.927cm" svg:y1="2.454cm" svg:x2="14.819cm" svg:y2="2.018cm">
              <text:p/>
            </draw:line>
            <draw:line draw:style-name="gr154" draw:text-style-name="P20" draw:layer="layout" svg:x1="14.927cm" svg:y1="2.453cm" svg:x2="15.035cm" svg:y2="2.142cm">
              <text:p/>
            </draw:line>
            <draw:line draw:style-name="gr155" draw:text-style-name="P20" draw:layer="layout" svg:x1="15.143cm" svg:y1="2.453cm" svg:x2="15.035cm" svg:y2="2.142cm">
              <text:p/>
            </draw:line>
            <draw:line draw:style-name="gr156" draw:text-style-name="P20" draw:layer="layout" svg:x1="15.143cm" svg:y1="2.454cm" svg:x2="15.251cm" svg:y2="2.018cm">
              <text:p/>
            </draw:line>
          </draw:g>
          <draw:g>
            <draw:line draw:style-name="gr157" draw:text-style-name="P20" draw:layer="layout" svg:x1="15.574cm" svg:y1="2.454cm" svg:x2="15.466cm" svg:y2="2.018cm">
              <text:p/>
            </draw:line>
            <draw:line draw:style-name="gr158" draw:text-style-name="P20" draw:layer="layout" svg:x1="15.574cm" svg:y1="2.453cm" svg:x2="15.682cm" svg:y2="2.142cm">
              <text:p/>
            </draw:line>
            <draw:line draw:style-name="gr159" draw:text-style-name="P20" draw:layer="layout" svg:x1="15.79cm" svg:y1="2.453cm" svg:x2="15.682cm" svg:y2="2.142cm">
              <text:p/>
            </draw:line>
            <draw:line draw:style-name="gr160" draw:text-style-name="P20" draw:layer="layout" svg:x1="15.789cm" svg:y1="2.454cm" svg:x2="15.897cm" svg:y2="2.018cm">
              <text:p/>
            </draw:line>
          </draw:g>
          <draw:g>
            <draw:line draw:style-name="gr161" draw:text-style-name="P20" draw:layer="layout" svg:x1="14.281cm" svg:y1="2.454cm" svg:x2="14.173cm" svg:y2="2.018cm">
              <text:p/>
            </draw:line>
            <draw:line draw:style-name="gr162" draw:text-style-name="P20" draw:layer="layout" svg:x1="14.281cm" svg:y1="2.453cm" svg:x2="14.389cm" svg:y2="2.142cm">
              <text:p/>
            </draw:line>
            <draw:line draw:style-name="gr163" draw:text-style-name="P20" draw:layer="layout" svg:x1="14.496cm" svg:y1="2.453cm" svg:x2="14.388cm" svg:y2="2.142cm">
              <text:p/>
            </draw:line>
            <draw:line draw:style-name="gr164" draw:text-style-name="P20" draw:layer="layout" svg:x1="14.496cm" svg:y1="2.454cm" svg:x2="14.604cm" svg:y2="2.018cm">
              <text:p/>
            </draw:line>
          </draw:g>
        </draw:g>
        <draw:connector draw:style-name="gr165" draw:text-style-name="P21" draw:layer="layout" draw:type="line" svg:x1="15.035cm" svg:y1="4.879cm" svg:x2="15.035cm" svg:y2="3.139cm" draw:start-shape="id1" draw:start-glue-point="0" draw:end-shape="id2" draw:end-glue-point="2" svg:d="M15035 4879v-1740" svg:viewBox="0 0 1 1741">
          <text:p/>
        </draw:connector>
        <draw:g xml:id="id4" draw:id="id4">
          <draw:g>
            <draw:glue-point draw:id="4" svg:x="-4.473cm" svg:y="-1.29cm"/>
            <draw:glue-point draw:id="5" svg:x="-4.122cm" svg:y="-0.967cm"/>
            <draw:glue-point draw:id="6" svg:x="-3.771cm" svg:y="-0.483cm"/>
            <draw:glue-point draw:id="7" svg:x="-4.122cm" svg:y="-0.806cm"/>
            <draw:glue-point draw:id="8" svg:x="-4.473cm" svg:y="-1.129cm"/>
            <draw:glue-point draw:id="9" svg:x="-4.473cm" svg:y="-1.129cm"/>
            <draw:glue-point draw:id="10" svg:x="-3.42cm" svg:y="-0.161cm"/>
            <draw:glue-point draw:id="11" svg:x="-2.894cm" svg:y="0.322cm"/>
            <draw:glue-point draw:id="12" svg:x="-2.543cm" svg:y="0.645cm"/>
            <draw:glue-point draw:id="13" svg:x="-2.192cm" svg:y="0.967cm"/>
            <draw:glue-point draw:id="14" svg:x="-1.841cm" svg:y="1.29cm"/>
            <draw:glue-point draw:id="15" svg:x="-1.315cm" svg:y="1.774cm"/>
            <draw:glue-point draw:id="16" svg:x="-0.964cm" svg:y="2.096cm"/>
            <draw:glue-point draw:id="17" svg:x="-0.613cm" svg:y="2.419cm"/>
            <draw:glue-point draw:id="18" svg:x="-0.262cm" svg:y="2.741cm"/>
            <draw:glue-point draw:id="19" svg:x="-2.017cm" svg:y="-5cm"/>
            <draw:glue-point draw:id="20" svg:x="4.123cm" svg:y="1.451cm"/>
            <draw:glue-point draw:id="21" svg:x="-4.999cm" svg:y="-2.096cm"/>
            <draw:glue-point draw:id="22" svg:x="-2.017cm" svg:y="1.451cm"/>
            <draw:glue-point draw:id="23" svg:x="0.789cm" svg:y="-2.419cm"/>
            <draw:glue-point draw:id="24" svg:x="-3.245cm" svg:y="-3.87cm"/>
            <draw:glue-point draw:id="25" svg:x="3.07cm" svg:y="3.225cm"/>
            <draw:glue-point draw:id="26" svg:x="4.123cm" svg:y="0.645cm"/>
            <draw:path draw:style-name="gr166" draw:text-style-name="P22" draw:layer="layout" svg:width="1.778cm" svg:height="1.195cm" svg:x="7.928cm" svg:y="11.454cm" svg:viewBox="0 0 1779 1196" svg:d="M0 1196c268 0 1779-418 1779-678 0-259-709-518-977-518 0 156-802 988-802 1196z">
              <text:p/>
            </draw:path>
            <draw:g>
              <draw:polygon draw:style-name="gr167" draw:text-style-name="P23" draw:layer="layout" svg:width="3.42cm" svg:height="2.333cm" svg:x="4.331cm" svg:y="10.313cm" svg:viewBox="0 0 3421 2334" draw:points="0,519 0,0 3421,1815 3421,2334">
                <text:p/>
              </draw:polygon>
              <draw:polygon draw:style-name="gr168" draw:text-style-name="P24" draw:layer="layout" svg:width="1.465cm" svg:height="1.296cm" svg:x="7.753cm" svg:y="11.35cm" svg:viewBox="0 0 1466 1297" draw:points="0,1297 0,778 1466,0 1466,519">
                <text:p/>
              </draw:polygon>
              <draw:polygon draw:style-name="gr169" draw:text-style-name="P25" draw:layer="layout" svg:width="4.886cm" svg:height="2.592cm" svg:x="4.331cm" svg:y="9.535cm" svg:viewBox="0 0 4887 2593" draw:points="3421,2593 0,778 1466,0 4887,1815">
                <text:p/>
              </draw:polygon>
              <draw:polygon draw:style-name="gr170" draw:text-style-name="P26" draw:layer="layout" svg:width="0.194cm" svg:height="0.621cm" svg:x="4.136cm" svg:y="10.209cm" svg:viewBox="0 0 195 622" draw:points="0,519 0,0 195,104 195,622">
                <text:p/>
              </draw:polygon>
              <draw:polygon draw:style-name="gr171" draw:text-style-name="P27" draw:layer="layout" svg:width="0.194cm" svg:height="0.621cm" svg:x="7.753cm" svg:y="12.128cm" svg:viewBox="0 0 195 622" draw:points="0,519 0,0 195,104 195,622">
                <text:p/>
              </draw:polygon>
              <draw:polygon draw:style-name="gr172" draw:text-style-name="P28" draw:layer="layout" svg:width="5.081cm" svg:height="3.214cm" svg:x="4.136cm" svg:y="9.535cm" svg:viewBox="0 0 5082 3215" draw:points="0,1193 0,674 195,778 1661,0 5082,1815 5082,2334 3812,3008 3812,3215">
                <text:p/>
              </draw:polygon>
              <draw:polygon draw:style-name="gr173" draw:text-style-name="P29" draw:layer="layout" svg:width="0.097cm" svg:height="0.155cm" svg:x="5.993cm" svg:y="11.454cm" svg:viewBox="0 0 98 156" draw:points="0,104 0,0 98,52 98,156">
                <text:p/>
              </draw:polygon>
              <draw:polygon draw:style-name="gr174" draw:text-style-name="P30" draw:layer="layout" svg:width="1.269cm" svg:height="1.036cm" svg:x="6.286cm" svg:y="11.454cm" svg:viewBox="0 0 1270 1037" draw:points="0,363 0,0 1270,674 1270,1037">
                <text:p/>
              </draw:polygon>
              <draw:polygon draw:style-name="gr175" draw:text-style-name="P31" draw:layer="layout" svg:width="0.194cm" svg:height="0.206cm" svg:x="7.264cm" svg:y="12.024cm" svg:viewBox="0 0 195 207" draw:points="0,104 0,0 195,104 195,207">
                <text:p/>
              </draw:polygon>
              <draw:polygon draw:style-name="gr176" draw:text-style-name="P31" draw:layer="layout" svg:width="0.194cm" svg:height="0.206cm" svg:x="7.264cm" svg:y="12.18cm" svg:viewBox="0 0 195 207" draw:points="0,104 0,0 195,104 195,207">
                <text:p/>
              </draw:polygon>
              <draw:polygon draw:style-name="gr177" draw:text-style-name="P31" draw:layer="layout" svg:width="0.194cm" svg:height="0.206cm" svg:x="6.971cm" svg:y="11.869cm" svg:viewBox="0 0 195 207" draw:points="0,104 0,0 195,104 195,207">
                <text:p/>
              </draw:polygon>
              <draw:polygon draw:style-name="gr178" draw:text-style-name="P31" draw:layer="layout" svg:width="0.194cm" svg:height="0.206cm" svg:x="6.971cm" svg:y="12.024cm" svg:viewBox="0 0 195 207" draw:points="0,104 0,0 195,104 195,207">
                <text:p/>
              </draw:polygon>
              <draw:polygon draw:style-name="gr179" draw:text-style-name="P31" draw:layer="layout" svg:width="0.194cm" svg:height="0.206cm" svg:x="6.384cm" svg:y="11.557cm" svg:viewBox="0 0 195 207" draw:points="0,104 0,0 195,104 195,207">
                <text:p/>
              </draw:polygon>
              <draw:polygon draw:style-name="gr180" draw:text-style-name="P31" draw:layer="layout" svg:width="0.194cm" svg:height="0.206cm" svg:x="6.384cm" svg:y="11.713cm" svg:viewBox="0 0 195 207" draw:points="0,104 0,0 195,104 195,207">
                <text:p/>
              </draw:polygon>
              <draw:polygon draw:style-name="gr181" draw:text-style-name="P31" draw:layer="layout" svg:width="0.194cm" svg:height="0.206cm" svg:x="6.678cm" svg:y="11.713cm" svg:viewBox="0 0 195 207" draw:points="0,104 0,0 195,104 195,207">
                <text:p/>
              </draw:polygon>
              <draw:polygon draw:style-name="gr182" draw:text-style-name="P31" draw:layer="layout" svg:width="0.194cm" svg:height="0.206cm" svg:x="6.678cm" svg:y="11.869cm" svg:viewBox="0 0 195 207" draw:points="0,104 0,0 195,104 195,207">
                <text:p/>
              </draw:polygon>
              <draw:polygon draw:style-name="gr183" draw:text-style-name="P30" draw:layer="layout" svg:width="1.269cm" svg:height="1.036cm" svg:x="4.527cm" svg:y="10.52cm" svg:viewBox="0 0 1270 1037" draw:points="0,363 0,0 1270,674 1270,1037">
                <text:p/>
              </draw:polygon>
              <draw:polygon draw:style-name="gr184" draw:text-style-name="P31" draw:layer="layout" svg:width="0.194cm" svg:height="0.206cm" svg:x="5.504cm" svg:y="11.091cm" svg:viewBox="0 0 195 207" draw:points="0,104 0,0 195,104 195,207">
                <text:p/>
              </draw:polygon>
              <draw:polygon draw:style-name="gr185" draw:text-style-name="P31" draw:layer="layout" svg:width="0.194cm" svg:height="0.206cm" svg:x="5.504cm" svg:y="11.247cm" svg:viewBox="0 0 195 207" draw:points="0,104 0,0 195,104 195,207">
                <text:p/>
              </draw:polygon>
              <draw:polygon draw:style-name="gr186" draw:text-style-name="P31" draw:layer="layout" svg:width="0.194cm" svg:height="0.206cm" svg:x="5.211cm" svg:y="10.935cm" svg:viewBox="0 0 195 207" draw:points="0,104 0,0 195,104 195,207">
                <text:p/>
              </draw:polygon>
              <draw:polygon draw:style-name="gr187" draw:text-style-name="P31" draw:layer="layout" svg:width="0.194cm" svg:height="0.206cm" svg:x="5.211cm" svg:y="11.091cm" svg:viewBox="0 0 195 207" draw:points="0,104 0,0 195,104 195,207">
                <text:p/>
              </draw:polygon>
              <draw:polygon draw:style-name="gr188" draw:text-style-name="P31" draw:layer="layout" svg:width="0.194cm" svg:height="0.206cm" svg:x="4.625cm" svg:y="10.624cm" svg:viewBox="0 0 195 207" draw:points="0,104 0,0 195,104 195,207">
                <text:p/>
              </draw:polygon>
              <draw:polygon draw:style-name="gr189" draw:text-style-name="P31" draw:layer="layout" svg:width="0.194cm" svg:height="0.206cm" svg:x="4.625cm" svg:y="10.779cm" svg:viewBox="0 0 195 207" draw:points="0,104 0,0 195,104 195,207">
                <text:p/>
              </draw:polygon>
              <draw:polygon draw:style-name="gr190" draw:text-style-name="P31" draw:layer="layout" svg:width="0.194cm" svg:height="0.206cm" svg:x="4.918cm" svg:y="10.779cm" svg:viewBox="0 0 195 207" draw:points="0,104 0,0 195,104 195,207">
                <text:p/>
              </draw:polygon>
              <draw:polygon draw:style-name="gr191" draw:text-style-name="P31" draw:layer="layout" svg:width="0.194cm" svg:height="0.206cm" svg:x="4.918cm" svg:y="10.935cm" svg:viewBox="0 0 195 207" draw:points="0,104 0,0 195,104 195,207">
                <text:p/>
              </draw:polygon>
            </draw:g>
          </draw:g>
          <draw:frame draw:style-name="gr192" draw:text-style-name="P33" draw:layer="layout" svg:width="3cm" svg:height="0.75cm" svg:x="3.636cm" svg:y="12cm">
            <draw:text-box>
              <text:p text:style-name="P32"><text:span text:style-name="T2">Switch 1</text:span></text:p>
            </draw:text-box>
          </draw:frame>
        </draw:g>
        <draw:g xml:id="id5" draw:id="id5">
          <draw:g>
            <draw:glue-point draw:id="4" svg:x="-4.473cm" svg:y="-1.29cm"/>
            <draw:glue-point draw:id="5" svg:x="-4.122cm" svg:y="-0.967cm"/>
            <draw:glue-point draw:id="6" svg:x="-3.771cm" svg:y="-0.483cm"/>
            <draw:glue-point draw:id="7" svg:x="-4.122cm" svg:y="-0.806cm"/>
            <draw:glue-point draw:id="8" svg:x="-4.473cm" svg:y="-1.129cm"/>
            <draw:glue-point draw:id="9" svg:x="-4.473cm" svg:y="-1.129cm"/>
            <draw:glue-point draw:id="10" svg:x="-3.42cm" svg:y="-0.161cm"/>
            <draw:glue-point draw:id="11" svg:x="-2.894cm" svg:y="0.322cm"/>
            <draw:glue-point draw:id="12" svg:x="-2.543cm" svg:y="0.645cm"/>
            <draw:glue-point draw:id="13" svg:x="-2.192cm" svg:y="0.967cm"/>
            <draw:glue-point draw:id="14" svg:x="-1.841cm" svg:y="1.29cm"/>
            <draw:glue-point draw:id="15" svg:x="-1.315cm" svg:y="1.774cm"/>
            <draw:glue-point draw:id="16" svg:x="-0.964cm" svg:y="2.096cm"/>
            <draw:glue-point draw:id="17" svg:x="-0.613cm" svg:y="2.419cm"/>
            <draw:glue-point draw:id="18" svg:x="-0.262cm" svg:y="2.741cm"/>
            <draw:glue-point draw:id="19" svg:x="-2.017cm" svg:y="-5cm"/>
            <draw:glue-point draw:id="20" svg:x="4.123cm" svg:y="1.451cm"/>
            <draw:glue-point draw:id="21" svg:x="-4.999cm" svg:y="-2.096cm"/>
            <draw:glue-point draw:id="22" svg:x="-2.017cm" svg:y="1.451cm"/>
            <draw:glue-point draw:id="23" svg:x="0.789cm" svg:y="-2.419cm"/>
            <draw:glue-point draw:id="24" svg:x="-3.245cm" svg:y="-3.87cm"/>
            <draw:glue-point draw:id="25" svg:x="3.07cm" svg:y="3.225cm"/>
            <draw:glue-point draw:id="26" svg:x="4.123cm" svg:y="0.645cm"/>
            <draw:path draw:style-name="gr193" draw:text-style-name="P22" draw:layer="layout" svg:width="1.778cm" svg:height="1.195cm" svg:x="16.292cm" svg:y="11.454cm" svg:viewBox="0 0 1779 1196" svg:d="M0 1196c268 0 1779-418 1779-678 0-259-709-518-977-518 0 156-802 988-802 1196z">
              <text:p/>
            </draw:path>
            <draw:g>
              <draw:polygon draw:style-name="gr194" draw:text-style-name="P23" draw:layer="layout" svg:width="3.42cm" svg:height="2.333cm" svg:x="12.695cm" svg:y="10.313cm" svg:viewBox="0 0 3421 2334" draw:points="0,519 0,0 3421,1815 3421,2334">
                <text:p/>
              </draw:polygon>
              <draw:polygon draw:style-name="gr195" draw:text-style-name="P24" draw:layer="layout" svg:width="1.465cm" svg:height="1.296cm" svg:x="16.117cm" svg:y="11.35cm" svg:viewBox="0 0 1466 1297" draw:points="0,1297 0,778 1466,0 1466,519">
                <text:p/>
              </draw:polygon>
              <draw:polygon draw:style-name="gr196" draw:text-style-name="P25" draw:layer="layout" svg:width="4.886cm" svg:height="2.592cm" svg:x="12.695cm" svg:y="9.535cm" svg:viewBox="0 0 4887 2593" draw:points="3421,2593 0,778 1466,0 4887,1815">
                <text:p/>
              </draw:polygon>
              <draw:polygon draw:style-name="gr197" draw:text-style-name="P26" draw:layer="layout" svg:width="0.194cm" svg:height="0.621cm" svg:x="12.5cm" svg:y="10.209cm" svg:viewBox="0 0 195 622" draw:points="0,519 0,0 195,104 195,622">
                <text:p/>
              </draw:polygon>
              <draw:polygon draw:style-name="gr198" draw:text-style-name="P27" draw:layer="layout" svg:width="0.194cm" svg:height="0.621cm" svg:x="16.117cm" svg:y="12.128cm" svg:viewBox="0 0 195 622" draw:points="0,519 0,0 195,104 195,622">
                <text:p/>
              </draw:polygon>
              <draw:polygon draw:style-name="gr199" draw:text-style-name="P28" draw:layer="layout" svg:width="5.081cm" svg:height="3.214cm" svg:x="12.5cm" svg:y="9.535cm" svg:viewBox="0 0 5082 3215" draw:points="0,1193 0,674 195,778 1661,0 5082,1815 5082,2334 3812,3008 3812,3215">
                <text:p/>
              </draw:polygon>
              <draw:polygon draw:style-name="gr200" draw:text-style-name="P29" draw:layer="layout" svg:width="0.097cm" svg:height="0.155cm" svg:x="14.357cm" svg:y="11.454cm" svg:viewBox="0 0 98 156" draw:points="0,104 0,0 98,52 98,156">
                <text:p/>
              </draw:polygon>
              <draw:polygon draw:style-name="gr201" draw:text-style-name="P30" draw:layer="layout" svg:width="1.269cm" svg:height="1.036cm" svg:x="14.65cm" svg:y="11.454cm" svg:viewBox="0 0 1270 1037" draw:points="0,363 0,0 1270,674 1270,1037">
                <text:p/>
              </draw:polygon>
              <draw:polygon draw:style-name="gr202" draw:text-style-name="P31" draw:layer="layout" svg:width="0.194cm" svg:height="0.206cm" svg:x="15.628cm" svg:y="12.024cm" svg:viewBox="0 0 195 207" draw:points="0,104 0,0 195,104 195,207">
                <text:p/>
              </draw:polygon>
              <draw:polygon draw:style-name="gr203" draw:text-style-name="P31" draw:layer="layout" svg:width="0.194cm" svg:height="0.206cm" svg:x="15.628cm" svg:y="12.18cm" svg:viewBox="0 0 195 207" draw:points="0,104 0,0 195,104 195,207">
                <text:p/>
              </draw:polygon>
              <draw:polygon draw:style-name="gr204" draw:text-style-name="P31" draw:layer="layout" svg:width="0.194cm" svg:height="0.206cm" svg:x="15.335cm" svg:y="11.869cm" svg:viewBox="0 0 195 207" draw:points="0,104 0,0 195,104 195,207">
                <text:p/>
              </draw:polygon>
              <draw:polygon draw:style-name="gr205" draw:text-style-name="P31" draw:layer="layout" svg:width="0.194cm" svg:height="0.206cm" svg:x="15.335cm" svg:y="12.024cm" svg:viewBox="0 0 195 207" draw:points="0,104 0,0 195,104 195,207">
                <text:p/>
              </draw:polygon>
              <draw:polygon draw:style-name="gr206" draw:text-style-name="P31" draw:layer="layout" svg:width="0.194cm" svg:height="0.206cm" svg:x="14.748cm" svg:y="11.557cm" svg:viewBox="0 0 195 207" draw:points="0,104 0,0 195,104 195,207">
                <text:p/>
              </draw:polygon>
              <draw:polygon draw:style-name="gr207" draw:text-style-name="P31" draw:layer="layout" svg:width="0.194cm" svg:height="0.206cm" svg:x="14.748cm" svg:y="11.713cm" svg:viewBox="0 0 195 207" draw:points="0,104 0,0 195,104 195,207">
                <text:p/>
              </draw:polygon>
              <draw:polygon draw:style-name="gr208" draw:text-style-name="P31" draw:layer="layout" svg:width="0.194cm" svg:height="0.206cm" svg:x="15.042cm" svg:y="11.713cm" svg:viewBox="0 0 195 207" draw:points="0,104 0,0 195,104 195,207">
                <text:p/>
              </draw:polygon>
              <draw:polygon draw:style-name="gr209" draw:text-style-name="P31" draw:layer="layout" svg:width="0.194cm" svg:height="0.206cm" svg:x="15.042cm" svg:y="11.869cm" svg:viewBox="0 0 195 207" draw:points="0,104 0,0 195,104 195,207">
                <text:p/>
              </draw:polygon>
              <draw:polygon draw:style-name="gr210" draw:text-style-name="P30" draw:layer="layout" svg:width="1.269cm" svg:height="1.036cm" svg:x="12.891cm" svg:y="10.52cm" svg:viewBox="0 0 1270 1037" draw:points="0,363 0,0 1270,674 1270,1037">
                <text:p/>
              </draw:polygon>
              <draw:polygon draw:style-name="gr211" draw:text-style-name="P31" draw:layer="layout" svg:width="0.194cm" svg:height="0.206cm" svg:x="13.868cm" svg:y="11.091cm" svg:viewBox="0 0 195 207" draw:points="0,104 0,0 195,104 195,207">
                <text:p/>
              </draw:polygon>
              <draw:polygon draw:style-name="gr212" draw:text-style-name="P31" draw:layer="layout" svg:width="0.194cm" svg:height="0.206cm" svg:x="13.868cm" svg:y="11.247cm" svg:viewBox="0 0 195 207" draw:points="0,104 0,0 195,104 195,207">
                <text:p/>
              </draw:polygon>
              <draw:polygon draw:style-name="gr213" draw:text-style-name="P31" draw:layer="layout" svg:width="0.194cm" svg:height="0.206cm" svg:x="13.575cm" svg:y="10.935cm" svg:viewBox="0 0 195 207" draw:points="0,104 0,0 195,104 195,207">
                <text:p/>
              </draw:polygon>
              <draw:polygon draw:style-name="gr214" draw:text-style-name="P31" draw:layer="layout" svg:width="0.194cm" svg:height="0.206cm" svg:x="13.575cm" svg:y="11.091cm" svg:viewBox="0 0 195 207" draw:points="0,104 0,0 195,104 195,207">
                <text:p/>
              </draw:polygon>
              <draw:polygon draw:style-name="gr215" draw:text-style-name="P31" draw:layer="layout" svg:width="0.194cm" svg:height="0.206cm" svg:x="12.989cm" svg:y="10.624cm" svg:viewBox="0 0 195 207" draw:points="0,104 0,0 195,104 195,207">
                <text:p/>
              </draw:polygon>
              <draw:polygon draw:style-name="gr216" draw:text-style-name="P31" draw:layer="layout" svg:width="0.194cm" svg:height="0.206cm" svg:x="12.989cm" svg:y="10.779cm" svg:viewBox="0 0 195 207" draw:points="0,104 0,0 195,104 195,207">
                <text:p/>
              </draw:polygon>
              <draw:polygon draw:style-name="gr217" draw:text-style-name="P31" draw:layer="layout" svg:width="0.194cm" svg:height="0.206cm" svg:x="13.282cm" svg:y="10.779cm" svg:viewBox="0 0 195 207" draw:points="0,104 0,0 195,104 195,207">
                <text:p/>
              </draw:polygon>
              <draw:polygon draw:style-name="gr218" draw:text-style-name="P31" draw:layer="layout" svg:width="0.194cm" svg:height="0.206cm" svg:x="13.282cm" svg:y="10.935cm" svg:viewBox="0 0 195 207" draw:points="0,104 0,0 195,104 195,207">
                <text:p/>
              </draw:polygon>
            </draw:g>
          </draw:g>
          <draw:frame draw:style-name="gr192" draw:text-style-name="P33" draw:layer="layout" svg:width="3cm" svg:height="0.75cm" svg:x="12cm" svg:y="12cm">
            <draw:text-box>
              <text:p text:style-name="P32"><text:span text:style-name="T2">Switch 2</text:span></text:p>
            </draw:text-box>
          </draw:frame>
        </draw:g>
        <draw:g xml:id="id6" draw:id="id6">
          <draw:g>
            <draw:glue-point draw:id="4" svg:x="-4.473cm" svg:y="-1.29cm"/>
            <draw:glue-point draw:id="5" svg:x="-4.122cm" svg:y="-0.967cm"/>
            <draw:glue-point draw:id="6" svg:x="-3.771cm" svg:y="-0.483cm"/>
            <draw:glue-point draw:id="7" svg:x="-4.122cm" svg:y="-0.806cm"/>
            <draw:glue-point draw:id="8" svg:x="-4.473cm" svg:y="-1.129cm"/>
            <draw:glue-point draw:id="9" svg:x="-4.473cm" svg:y="-1.129cm"/>
            <draw:glue-point draw:id="10" svg:x="-3.42cm" svg:y="-0.161cm"/>
            <draw:glue-point draw:id="11" svg:x="-2.894cm" svg:y="0.322cm"/>
            <draw:glue-point draw:id="12" svg:x="-2.543cm" svg:y="0.645cm"/>
            <draw:glue-point draw:id="13" svg:x="-2.192cm" svg:y="0.967cm"/>
            <draw:glue-point draw:id="14" svg:x="-1.841cm" svg:y="1.29cm"/>
            <draw:glue-point draw:id="15" svg:x="-1.315cm" svg:y="1.774cm"/>
            <draw:glue-point draw:id="16" svg:x="-0.964cm" svg:y="2.096cm"/>
            <draw:glue-point draw:id="17" svg:x="-0.613cm" svg:y="2.419cm"/>
            <draw:glue-point draw:id="18" svg:x="-0.262cm" svg:y="2.741cm"/>
            <draw:glue-point draw:id="19" svg:x="-2.017cm" svg:y="-5cm"/>
            <draw:glue-point draw:id="20" svg:x="4.123cm" svg:y="1.451cm"/>
            <draw:glue-point draw:id="21" svg:x="-4.999cm" svg:y="-2.096cm"/>
            <draw:glue-point draw:id="22" svg:x="-2.017cm" svg:y="1.451cm"/>
            <draw:glue-point draw:id="23" svg:x="0.789cm" svg:y="-2.419cm"/>
            <draw:glue-point draw:id="24" svg:x="-3.245cm" svg:y="-3.87cm"/>
            <draw:glue-point draw:id="25" svg:x="3.07cm" svg:y="3.225cm"/>
            <draw:glue-point draw:id="26" svg:x="4.123cm" svg:y="0.645cm"/>
            <draw:path draw:style-name="gr219" draw:text-style-name="P22" draw:layer="layout" svg:width="1.778cm" svg:height="1.195cm" svg:x="24.471cm" svg:y="11.454cm" svg:viewBox="0 0 1779 1196" svg:d="M0 1196c268 0 1779-418 1779-678 0-259-709-518-977-518 0 156-802 988-802 1196z">
              <text:p/>
            </draw:path>
            <draw:g>
              <draw:polygon draw:style-name="gr220" draw:text-style-name="P23" draw:layer="layout" svg:width="3.42cm" svg:height="2.333cm" svg:x="20.874cm" svg:y="10.313cm" svg:viewBox="0 0 3421 2334" draw:points="0,519 0,0 3421,1815 3421,2334">
                <text:p/>
              </draw:polygon>
              <draw:polygon draw:style-name="gr221" draw:text-style-name="P24" draw:layer="layout" svg:width="1.465cm" svg:height="1.296cm" svg:x="24.296cm" svg:y="11.35cm" svg:viewBox="0 0 1466 1297" draw:points="0,1297 0,778 1466,0 1466,519">
                <text:p/>
              </draw:polygon>
              <draw:polygon draw:style-name="gr222" draw:text-style-name="P25" draw:layer="layout" svg:width="4.886cm" svg:height="2.592cm" svg:x="20.874cm" svg:y="9.535cm" svg:viewBox="0 0 4887 2593" draw:points="3421,2593 0,778 1466,0 4887,1815">
                <text:p/>
              </draw:polygon>
              <draw:polygon draw:style-name="gr223" draw:text-style-name="P26" draw:layer="layout" svg:width="0.194cm" svg:height="0.621cm" svg:x="20.679cm" svg:y="10.209cm" svg:viewBox="0 0 195 622" draw:points="0,519 0,0 195,104 195,622">
                <text:p/>
              </draw:polygon>
              <draw:polygon draw:style-name="gr224" draw:text-style-name="P27" draw:layer="layout" svg:width="0.194cm" svg:height="0.621cm" svg:x="24.296cm" svg:y="12.128cm" svg:viewBox="0 0 195 622" draw:points="0,519 0,0 195,104 195,622">
                <text:p/>
              </draw:polygon>
              <draw:polygon draw:style-name="gr225" draw:text-style-name="P28" draw:layer="layout" svg:width="5.081cm" svg:height="3.214cm" svg:x="20.679cm" svg:y="9.535cm" svg:viewBox="0 0 5082 3215" draw:points="0,1193 0,674 195,778 1661,0 5082,1815 5082,2334 3812,3008 3812,3215">
                <text:p/>
              </draw:polygon>
              <draw:polygon draw:style-name="gr226" draw:text-style-name="P29" draw:layer="layout" svg:width="0.097cm" svg:height="0.155cm" svg:x="22.536cm" svg:y="11.454cm" svg:viewBox="0 0 98 156" draw:points="0,104 0,0 98,52 98,156">
                <text:p/>
              </draw:polygon>
              <draw:polygon draw:style-name="gr227" draw:text-style-name="P30" draw:layer="layout" svg:width="1.269cm" svg:height="1.036cm" svg:x="22.829cm" svg:y="11.454cm" svg:viewBox="0 0 1270 1037" draw:points="0,363 0,0 1270,674 1270,1037">
                <text:p/>
              </draw:polygon>
              <draw:polygon draw:style-name="gr228" draw:text-style-name="P31" draw:layer="layout" svg:width="0.194cm" svg:height="0.206cm" svg:x="23.807cm" svg:y="12.024cm" svg:viewBox="0 0 195 207" draw:points="0,104 0,0 195,104 195,207">
                <text:p/>
              </draw:polygon>
              <draw:polygon draw:style-name="gr229" draw:text-style-name="P31" draw:layer="layout" svg:width="0.194cm" svg:height="0.206cm" svg:x="23.807cm" svg:y="12.18cm" svg:viewBox="0 0 195 207" draw:points="0,104 0,0 195,104 195,207">
                <text:p/>
              </draw:polygon>
              <draw:polygon draw:style-name="gr230" draw:text-style-name="P31" draw:layer="layout" svg:width="0.194cm" svg:height="0.206cm" svg:x="23.514cm" svg:y="11.869cm" svg:viewBox="0 0 195 207" draw:points="0,104 0,0 195,104 195,207">
                <text:p/>
              </draw:polygon>
              <draw:polygon draw:style-name="gr231" draw:text-style-name="P31" draw:layer="layout" svg:width="0.194cm" svg:height="0.206cm" svg:x="23.514cm" svg:y="12.024cm" svg:viewBox="0 0 195 207" draw:points="0,104 0,0 195,104 195,207">
                <text:p/>
              </draw:polygon>
              <draw:polygon draw:style-name="gr232" draw:text-style-name="P31" draw:layer="layout" svg:width="0.194cm" svg:height="0.206cm" svg:x="22.927cm" svg:y="11.557cm" svg:viewBox="0 0 195 207" draw:points="0,104 0,0 195,104 195,207">
                <text:p/>
              </draw:polygon>
              <draw:polygon draw:style-name="gr233" draw:text-style-name="P31" draw:layer="layout" svg:width="0.194cm" svg:height="0.206cm" svg:x="22.927cm" svg:y="11.713cm" svg:viewBox="0 0 195 207" draw:points="0,104 0,0 195,104 195,207">
                <text:p/>
              </draw:polygon>
              <draw:polygon draw:style-name="gr234" draw:text-style-name="P31" draw:layer="layout" svg:width="0.194cm" svg:height="0.206cm" svg:x="23.221cm" svg:y="11.713cm" svg:viewBox="0 0 195 207" draw:points="0,104 0,0 195,104 195,207">
                <text:p/>
              </draw:polygon>
              <draw:polygon draw:style-name="gr235" draw:text-style-name="P31" draw:layer="layout" svg:width="0.194cm" svg:height="0.206cm" svg:x="23.221cm" svg:y="11.869cm" svg:viewBox="0 0 195 207" draw:points="0,104 0,0 195,104 195,207">
                <text:p/>
              </draw:polygon>
              <draw:polygon draw:style-name="gr236" draw:text-style-name="P30" draw:layer="layout" svg:width="1.269cm" svg:height="1.036cm" svg:x="21.07cm" svg:y="10.52cm" svg:viewBox="0 0 1270 1037" draw:points="0,363 0,0 1270,674 1270,1037">
                <text:p/>
              </draw:polygon>
              <draw:polygon draw:style-name="gr237" draw:text-style-name="P31" draw:layer="layout" svg:width="0.194cm" svg:height="0.206cm" svg:x="22.047cm" svg:y="11.091cm" svg:viewBox="0 0 195 207" draw:points="0,104 0,0 195,104 195,207">
                <text:p/>
              </draw:polygon>
              <draw:polygon draw:style-name="gr238" draw:text-style-name="P31" draw:layer="layout" svg:width="0.194cm" svg:height="0.206cm" svg:x="22.047cm" svg:y="11.247cm" svg:viewBox="0 0 195 207" draw:points="0,104 0,0 195,104 195,207">
                <text:p/>
              </draw:polygon>
              <draw:polygon draw:style-name="gr239" draw:text-style-name="P31" draw:layer="layout" svg:width="0.194cm" svg:height="0.206cm" svg:x="21.754cm" svg:y="10.935cm" svg:viewBox="0 0 195 207" draw:points="0,104 0,0 195,104 195,207">
                <text:p/>
              </draw:polygon>
              <draw:polygon draw:style-name="gr240" draw:text-style-name="P31" draw:layer="layout" svg:width="0.194cm" svg:height="0.206cm" svg:x="21.754cm" svg:y="11.091cm" svg:viewBox="0 0 195 207" draw:points="0,104 0,0 195,104 195,207">
                <text:p/>
              </draw:polygon>
              <draw:polygon draw:style-name="gr241" draw:text-style-name="P31" draw:layer="layout" svg:width="0.194cm" svg:height="0.206cm" svg:x="21.168cm" svg:y="10.624cm" svg:viewBox="0 0 195 207" draw:points="0,104 0,0 195,104 195,207">
                <text:p/>
              </draw:polygon>
              <draw:polygon draw:style-name="gr242" draw:text-style-name="P31" draw:layer="layout" svg:width="0.194cm" svg:height="0.206cm" svg:x="21.168cm" svg:y="10.779cm" svg:viewBox="0 0 195 207" draw:points="0,104 0,0 195,104 195,207">
                <text:p/>
              </draw:polygon>
              <draw:polygon draw:style-name="gr243" draw:text-style-name="P31" draw:layer="layout" svg:width="0.194cm" svg:height="0.206cm" svg:x="21.461cm" svg:y="10.779cm" svg:viewBox="0 0 195 207" draw:points="0,104 0,0 195,104 195,207">
                <text:p/>
              </draw:polygon>
              <draw:polygon draw:style-name="gr244" draw:text-style-name="P31" draw:layer="layout" svg:width="0.194cm" svg:height="0.206cm" svg:x="21.461cm" svg:y="10.935cm" svg:viewBox="0 0 195 207" draw:points="0,104 0,0 195,104 195,207">
                <text:p/>
              </draw:polygon>
            </draw:g>
          </draw:g>
          <draw:frame draw:style-name="gr192" draw:text-style-name="P33" draw:layer="layout" svg:width="3cm" svg:height="0.75cm" svg:x="20.179cm" svg:y="12cm">
            <draw:text-box>
              <text:p text:style-name="P32"><text:span text:style-name="T2">Switch 3</text:span></text:p>
            </draw:text-box>
          </draw:frame>
        </draw:g>
        <draw:connector draw:style-name="gr245" draw:text-style-name="P21" draw:layer="layout" draw:type="line" svg:x1="6.671cm" svg:y1="15.863cm" svg:x2="6.671cm" svg:y2="12.75cm" draw:start-shape="id3" draw:start-glue-point="0" draw:end-shape="id4" draw:end-glue-point="2" svg:d="M6671 15863v-3113" svg:viewBox="0 0 1 3114">
          <text:p/>
        </draw:connector>
        <draw:connector draw:style-name="gr245" draw:text-style-name="P21" draw:layer="layout" draw:type="line" svg:x1="6.671cm" svg:y1="15.863cm" svg:x2="15.035cm" svg:y2="12.75cm" draw:start-shape="id3" draw:start-glue-point="0" draw:end-shape="id5" draw:end-glue-point="2" svg:d="M6671 15863l8364-3113" svg:viewBox="0 0 8365 3114">
          <text:p/>
        </draw:connector>
        <draw:connector draw:style-name="gr245" draw:text-style-name="P21" draw:layer="layout" draw:type="line" svg:x1="6.671cm" svg:y1="15.863cm" svg:x2="23.214cm" svg:y2="12.75cm" draw:start-shape="id3" draw:start-glue-point="0" draw:end-shape="id6" draw:end-glue-point="2" svg:d="M6671 15863l16543-3113" svg:viewBox="0 0 16544 3114">
          <text:p/>
        </draw:connector>
        <draw:connector draw:style-name="gr245" draw:text-style-name="P21" draw:layer="layout" draw:type="line" svg:x1="15.035cm" svg:y1="15.863cm" svg:x2="6.671cm" svg:y2="12.75cm" draw:start-shape="id7" draw:start-glue-point="0" draw:end-shape="id4" draw:end-glue-point="2" svg:d="M15035 15863l-8364-3113" svg:viewBox="0 0 8365 3114">
          <text:p/>
        </draw:connector>
        <draw:connector draw:style-name="gr245" draw:text-style-name="P21" draw:layer="layout" draw:type="line" svg:x1="15.035cm" svg:y1="15.863cm" svg:x2="15.035cm" svg:y2="12.75cm" draw:start-shape="id7" draw:start-glue-point="0" draw:end-shape="id5" draw:end-glue-point="2" svg:d="M15035 15863v-3113" svg:viewBox="0 0 1 3114">
          <text:p/>
        </draw:connector>
        <draw:connector draw:style-name="gr245" draw:text-style-name="P21" draw:layer="layout" draw:type="line" svg:x1="15.035cm" svg:y1="15.863cm" svg:x2="23.214cm" svg:y2="12.75cm" draw:start-shape="id7" draw:start-glue-point="0" draw:end-shape="id6" draw:end-glue-point="2" svg:d="M15035 15863l8179-3113" svg:viewBox="0 0 8180 3114">
          <text:p/>
        </draw:connector>
        <draw:connector draw:style-name="gr245" draw:text-style-name="P21" draw:layer="layout" draw:type="line" svg:x1="23.214cm" svg:y1="15.863cm" svg:x2="6.671cm" svg:y2="12.75cm" draw:start-shape="id8" draw:start-glue-point="0" draw:end-shape="id4" draw:end-glue-point="2" svg:d="M23214 15863l-16543-3113" svg:viewBox="0 0 16544 3114">
          <text:p/>
        </draw:connector>
        <draw:connector draw:style-name="gr245" draw:text-style-name="P21" draw:layer="layout" draw:type="line" svg:x1="23.214cm" svg:y1="15.863cm" svg:x2="15.035cm" svg:y2="12.75cm" draw:start-shape="id8" draw:start-glue-point="0" draw:end-shape="id5" draw:end-glue-point="2" svg:d="M23214 15863l-8179-3113" svg:viewBox="0 0 8180 3114">
          <text:p/>
        </draw:connector>
        <draw:connector draw:style-name="gr245" draw:text-style-name="P21" draw:layer="layout" draw:type="line" svg:x1="23.214cm" svg:y1="15.863cm" svg:x2="23.214cm" svg:y2="12.75cm" draw:start-shape="id8" draw:start-glue-point="0" draw:end-shape="id6" draw:end-glue-point="2" svg:d="M23214 15863v-3113" svg:viewBox="0 0 1 3114">
          <text:p/>
        </draw:connector>
        <draw:connector draw:style-name="gr245" draw:text-style-name="P21" draw:layer="layout" draw:type="line" svg:x1="6.671cm" svg:y1="9.535cm" svg:x2="6.671cm" svg:y2="8.621cm" draw:start-shape="id4" draw:start-glue-point="0" draw:end-shape="id9" draw:end-glue-point="2" svg:d="M6671 9535v-914" svg:viewBox="0 0 1 915">
          <text:p/>
        </draw:connector>
        <draw:connector draw:style-name="gr245" draw:text-style-name="P21" draw:layer="layout" draw:type="line" svg:x1="15.035cm" svg:y1="9.535cm" svg:x2="15.035cm" svg:y2="8.621cm" draw:start-shape="id5" draw:start-glue-point="0" draw:end-shape="id1" draw:end-glue-point="2" svg:d="M15035 9535v-914" svg:viewBox="0 0 1 915">
          <text:p/>
        </draw:connector>
        <draw:connector draw:style-name="gr245" draw:text-style-name="P21" draw:layer="layout" draw:type="line" svg:x1="23.214cm" svg:y1="9.535cm" svg:x2="23.214cm" svg:y2="8.621cm" draw:start-shape="id6" draw:start-glue-point="0" draw:end-shape="id10" draw:end-glue-point="2" svg:d="M23214 9535v-914" svg:viewBox="0 0 1 915">
          <text:p/>
        </draw:connector>
        <draw:frame draw:style-name="gr246" draw:text-style-name="P35" draw:layer="layout" svg:width="4.2cm" svg:height="1.361cm" svg:x="1.55cm" svg:y="4.6cm">
          <draw:text-box>
            <text:p text:style-name="P34"><text:span text:style-name="T3">Virtual rout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0deg" draw:border="10%"/>
    <draw:gradient draw:name="Dark_20_Grey_20_Linear_20_L" draw:display-name="Dark Grey Linear L" draw:style="linear" draw:start-color="#333333" draw:end-color="#999999" draw:start-intensity="100%" draw:end-intensity="100%" draw:angle="180deg" draw:border="10%"/>
    <draw:gradient draw:name="Dark_20_Grey_20_Linear_20_T" draw:display-name="Dark Grey Linear T" draw:style="linear" draw:start-color="#333333" draw:end-color="#999999" draw:start-intensity="100%" draw:end-intensity="100%" draw:angle="0deg" draw:border="10%"/>
    <draw:gradient draw:name="Dark_20_Grey_20_Linear_20_TR" draw:display-name="Dark Grey Linear TR" draw:style="linear" draw:start-color="#666666" draw:end-color="#999999" draw:start-intensity="100%" draw:end-intensity="100%" draw:angle="270deg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ight_20_Purple_20_Linear_20_L" draw:display-name="Light Purple Linear L" draw:style="linear" draw:start-color="#c893c7" draw:end-color="#f4e9f3" draw:start-intensity="100%" draw:end-intensity="100%" draw:angle="180deg" draw:border="10%"/>
    <draw:gradient draw:name="Light_20_Purple_20_Linear_20_T" draw:display-name="Light Purple Linear T" draw:style="linear" draw:start-color="#c893c7" draw:end-color="#f4e9f3" draw:start-intensity="100%" draw:end-intensity="100%" draw:angle="0deg" draw:border="10%"/>
    <draw:gradient draw:name="Light_20_Purple_20_Square_20_BR" draw:display-name="Light Purple Square BR" draw:style="square" draw:cx="30%" draw:cy="30%" draw:start-color="#c893c7" draw:end-color="#f4e9f3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VRT_20_Light_20_Linear_20_L" draw:display-name="VRT Light Linear L" draw:style="linear" draw:start-color="#0073bc" draw:end-color="#7fb9dd" draw:start-intensity="100%" draw:end-intensity="100%" draw:angle="180deg" draw:border="10%"/>
    <draw:gradient draw:name="VRT_20_Light_20_Linear_20_T" draw:display-name="VRT Light Linear T" draw:style="linear" draw:start-color="#0073bc" draw:end-color="#7fb9dd" draw:start-intensity="100%" draw:end-intensity="100%" draw:angle="0deg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2:36:59.140739466</meta:creation-date>
    <dc:date>2023-08-21T13:36:27.257252164</dc:date>
    <meta:editing-duration>PT14M1S</meta:editing-duration>
    <meta:editing-cycles>7</meta:editing-cycles>
    <meta:generator>LibreOffice/7.4.7.2$Linux_X86_64 LibreOffice_project/40$Build-2</meta:generator>
    <meta:document-statistic meta:object-count="322"/>
  </office:meta>
</office:document-meta>
</file>